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0pt"/>
    </style:style>
    <style:style style:name="P4" style:family="paragraph">
      <style:text-properties fo:font-size="8pt"/>
    </style:style>
    <style:style style:name="P5" style:family="paragraph">
      <style:paragraph-properties fo:margin-left="0cm" fo:margin-right="0cm" fo:text-indent="0cm" style:text-autospace="none"/>
    </style:style>
    <style:style style:name="P6" style:family="paragraph">
      <style:paragraph-properties fo:margin-left="0cm" fo:margin-right="0cm" fo:text-indent="0cm"/>
      <style:text-properties fo:font-size="8pt" fo:font-weight="bold"/>
    </style:style>
    <style:style style:name="P7" style:family="paragraph">
      <style:paragraph-properties fo:margin-left="0cm" fo:margin-right="0cm" fo:text-indent="0cm"/>
      <style:text-properties fo:font-size="8pt"/>
    </style:style>
    <style:style style:name="P8" style:family="paragraph">
      <style:text-properties fo:font-size="14pt" fo:font-weight="normal"/>
    </style:style>
    <style:style style:name="T1" style:family="text">
      <style:text-properties fo:font-size="10pt"/>
    </style:style>
    <style:style style:name="T2" style:family="text">
      <style:text-properties fo:font-size="8pt"/>
    </style:style>
    <style:style style:name="T3" style:family="text">
      <style:text-properties style:use-window-font-color="true" fo:font-family="'Times New Roman'" style:font-family-generic="roman" style:font-pitch="variable" fo:font-size="8pt" fo:language="en" fo:country="US" style:font-family-asian="'Lucida Sans Unicode'" style:font-family-generic-asian="swiss" style:font-pitch-asian="variable" style:language-asian="en" style:country-asian="US" style:font-family-complex="Tahoma" style:font-family-generic-complex="swiss" style:font-pitch-complex="variable" style:font-size-complex="12pt"/>
    </style:style>
    <style:style style:name="T4" style:family="text">
      <style:text-properties style:use-window-font-color="true" style:text-outline="false" style:text-line-through-style="none" fo:font-family="Arial" style:font-family-generic="swiss" fo:font-size="8pt" fo:font-style="normal" fo:text-shadow="none" style:text-underline-style="none" fo:font-weight="normal" style:letter-kerning="true" style:font-family-asian="Arial" style:font-family-generic-asian="swiss" style:font-size-asian="8pt" style:font-style-asian="normal" style:font-weight-asian="normal" style:font-family-complex="Arial" style:font-family-generic-complex="swiss" style:font-size-complex="4.59999990463257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'Times New Roman'" style:font-family-generic="roman" fo:font-size="8pt" fo:font-style="normal" fo:text-shadow="none" style:text-underline-style="none" fo:font-weight="normal" style:letter-kerning="true" style:font-family-asian="'Times New Roman'" style:font-family-generic-asian="roman" style:font-size-asian="10pt" style:font-style-asian="normal" style:font-weight-asian="normal" style:font-family-complex="'Times New Roman'" style:font-family-generic-complex="roman" style:font-size-complex="5.69999980926514pt" style:font-style-complex="normal" style:font-weight-complex="normal" style:text-emphasize="none" style:font-relief="none"/>
    </style:style>
    <style:style style:name="T6" style:family="text">
      <style:text-properties fo:font-size="8pt" fo:font-weight="bold"/>
    </style:style>
    <style:style style:name="T7" style:family="text">
      <style:text-properties fo:font-size="14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371cm" svg:height="0.502cm" svg:x="8.71cm" svg:y="2.144cm">
          <text:p text:style-name="P2"/>
        </draw:rect>
        <draw:frame draw:style-name="gr2" draw:text-style-name="P3" draw:layer="layout" svg:width="2.297cm" svg:height="0.649cm" svg:x="1cm" svg:y="2.114cm">
          <draw:text-box>
            <text:p text:style-name="P2"><text:span text:style-name="T1">root_format</text:span></text:p>
          </draw:text-box>
        </draw:frame>
        <draw:frame draw:style-name="gr2" draw:text-style-name="P3" draw:layer="layout" svg:width="1.065cm" svg:height="0.649cm" svg:x="10.863cm" svg:y="1.536cm">
          <draw:text-box>
            <text:p text:style-name="P2"><text:span text:style-name="T1">ISA</text:span></text:p>
          </draw:text-box>
        </draw:frame>
        <draw:frame draw:style-name="gr2" draw:text-style-name="P3" draw:layer="layout" svg:width="2.356cm" svg:height="0.649cm" svg:x="1cm" svg:y="3.014cm">
          <draw:text-box>
            <text:p text:style-name="P2"><text:span text:style-name="T1">instr_format</text:span></text:p>
          </draw:text-box>
        </draw:frame>
        <draw:line draw:style-name="gr3" draw:text-style-name="P1" draw:layer="layout" svg:x1="11.236cm" svg:y1="2.646cm" svg:x2="11.236cm" svg:y2="3.241cm">
          <text:p text:style-name="P2"/>
        </draw:line>
        <draw:frame draw:style-name="gr2" draw:text-style-name="P4" draw:layer="layout" svg:width="0.659cm" svg:height="0.573cm" svg:x="13.834cm" svg:y="1.722cm">
          <draw:text-box>
            <text:p text:style-name="P2"><text:span text:style-name="T2">0</text:span></text:p>
          </draw:text-box>
        </draw:frame>
        <draw:frame draw:style-name="gr2" draw:text-style-name="P4" draw:layer="layout" svg:width="0.815cm" svg:height="0.573cm" svg:x="8.351cm" svg:y="1.739cm">
          <draw:text-box>
            <text:p text:style-name="P2"><text:span text:style-name="T2">31</text:span></text:p>
          </draw:text-box>
        </draw:frame>
        <draw:rect draw:style-name="gr1" draw:text-style-name="P1" draw:layer="layout" svg:width="5.371cm" svg:height="0.502cm" svg:x="8.712cm" svg:y="3.158cm">
          <text:p text:style-name="P2"/>
        </draw:rect>
        <draw:line draw:style-name="gr4" draw:text-style-name="P1" draw:layer="layout" svg:x1="9.358cm" svg:y1="3.155cm" svg:x2="9.358cm" svg:y2="3.658cm">
          <text:p text:style-name="P2"/>
        </draw:line>
        <draw:line draw:style-name="gr4" draw:text-style-name="P1" draw:layer="layout" svg:x1="11.65cm" svg:y1="3.155cm" svg:x2="11.65cm" svg:y2="3.658cm">
          <text:p text:style-name="P2"/>
        </draw:line>
        <draw:frame draw:style-name="gr2" draw:text-style-name="P4" draw:layer="layout" svg:width="0.815cm" svg:height="0.573cm" svg:x="8.629cm" svg:y="3.133cm">
          <draw:text-box>
            <text:p text:style-name="P2"><text:span text:style-name="T2">op</text:span></text:p>
          </draw:text-box>
        </draw:frame>
        <draw:line draw:style-name="gr4" draw:text-style-name="P1" draw:layer="layout" svg:x1="12.343cm" svg:y1="3.156cm" svg:x2="12.343cm" svg:y2="3.659cm">
          <text:p text:style-name="P2"/>
        </draw:line>
        <draw:frame draw:style-name="gr2" draw:text-style-name="P4" draw:layer="layout" svg:width="0.972cm" svg:height="0.573cm" svg:x="11.53cm" svg:y="3.134cm">
          <draw:text-box>
            <text:p text:style-name="P2"><text:span text:style-name="T2">op2</text:span></text:p>
          </draw:text-box>
        </draw:frame>
        <draw:frame draw:style-name="gr2" draw:text-style-name="P3" draw:layer="layout" svg:width="2.356cm" svg:height="0.649cm" svg:x="1.001cm" svg:y="6.814cm">
          <draw:text-box>
            <text:p text:style-name="P2"><text:span text:style-name="T1">instr_format</text:span></text:p>
          </draw:text-box>
        </draw:frame>
        <draw:line draw:style-name="gr3" draw:text-style-name="P1" draw:layer="layout" svg:x1="11.083cm" svg:y1="3.694cm" svg:x2="6.476cm" svg:y2="6.846cm">
          <text:p text:style-name="P2"/>
        </draw:line>
        <draw:line draw:style-name="gr3" draw:text-style-name="P1" draw:layer="layout" svg:x1="11.103cm" svg:y1="3.672cm" svg:x2="15.912cm" svg:y2="6.865cm">
          <text:p text:style-name="P2"/>
        </draw:line>
        <draw:rect draw:style-name="gr1" draw:text-style-name="P1" draw:layer="layout" svg:width="5.371cm" svg:height="0.502cm" svg:x="4.311cm" svg:y="6.845cm">
          <text:p text:style-name="P2"/>
        </draw:rect>
        <draw:line draw:style-name="gr4" draw:text-style-name="P1" draw:layer="layout" svg:x1="4.957cm" svg:y1="6.842cm" svg:x2="4.957cm" svg:y2="7.345cm">
          <text:p text:style-name="P2"/>
        </draw:line>
        <draw:line draw:style-name="gr4" draw:text-style-name="P1" draw:layer="layout" svg:x1="4.962cm" svg:y1="6.842cm" svg:x2="4.962cm" svg:y2="7.345cm">
          <text:p text:style-name="P2"/>
        </draw:line>
        <draw:line draw:style-name="gr4" draw:text-style-name="P1" draw:layer="layout" svg:x1="6.175cm" svg:y1="6.843cm" svg:x2="6.175cm" svg:y2="7.346cm">
          <text:p text:style-name="P2"/>
        </draw:line>
        <draw:frame draw:style-name="gr2" draw:text-style-name="P4" draw:layer="layout" svg:width="1.116cm" svg:height="0.573cm" svg:x="5.031cm" svg:y="6.8cm">
          <draw:text-box>
            <text:p text:style-name="P2"><text:span text:style-name="T2">cond</text:span></text:p>
          </draw:text-box>
        </draw:frame>
        <draw:line draw:style-name="gr4" draw:text-style-name="P1" draw:layer="layout" svg:x1="7.25cm" svg:y1="6.857cm" svg:x2="7.25cm" svg:y2="7.36cm">
          <text:p text:style-name="P2"/>
        </draw:line>
        <draw:line draw:style-name="gr4" draw:text-style-name="P1" draw:layer="layout" svg:x1="7.943cm" svg:y1="6.858cm" svg:x2="7.943cm" svg:y2="7.361cm">
          <text:p text:style-name="P2"/>
        </draw:line>
        <draw:frame draw:style-name="gr2" draw:text-style-name="P4" draw:layer="layout" svg:width="0.972cm" svg:height="0.573cm" svg:x="7.13cm" svg:y="6.836cm">
          <draw:text-box>
            <text:p text:style-name="P2"><text:span text:style-name="T2">op2</text:span></text:p>
          </draw:text-box>
        </draw:frame>
        <draw:rect draw:style-name="gr1" draw:text-style-name="P1" draw:layer="layout" svg:width="5.371cm" svg:height="0.502cm" svg:x="13.181cm" svg:y="6.846cm">
          <text:p text:style-name="P2"/>
        </draw:rect>
        <draw:line draw:style-name="gr4" draw:text-style-name="P1" draw:layer="layout" svg:x1="13.827cm" svg:y1="6.843cm" svg:x2="13.827cm" svg:y2="7.346cm">
          <text:p text:style-name="P2"/>
        </draw:line>
        <draw:line draw:style-name="gr4" draw:text-style-name="P1" draw:layer="layout" svg:x1="13.832cm" svg:y1="6.843cm" svg:x2="13.832cm" svg:y2="7.346cm">
          <text:p text:style-name="P2"/>
        </draw:line>
        <draw:line draw:style-name="gr4" draw:text-style-name="P1" draw:layer="layout" svg:x1="15.075cm" svg:y1="6.864cm" svg:x2="15.075cm" svg:y2="7.367cm">
          <text:p text:style-name="P2"/>
        </draw:line>
        <draw:line draw:style-name="gr4" draw:text-style-name="P1" draw:layer="layout" svg:x1="16.12cm" svg:y1="6.858cm" svg:x2="16.12cm" svg:y2="7.361cm">
          <text:p text:style-name="P2"/>
        </draw:line>
        <draw:line draw:style-name="gr4" draw:text-style-name="P1" draw:layer="layout" svg:x1="16.813cm" svg:y1="6.859cm" svg:x2="16.813cm" svg:y2="7.362cm">
          <text:p text:style-name="P2"/>
        </draw:line>
        <draw:frame draw:style-name="gr2" draw:text-style-name="P4" draw:layer="layout" svg:width="0.972cm" svg:height="0.573cm" svg:x="16cm" svg:y="6.837cm">
          <draw:text-box>
            <text:p text:style-name="P2"><text:span text:style-name="T2">op2</text:span></text:p>
          </draw:text-box>
        </draw:frame>
        <draw:frame draw:style-name="gr2" draw:text-style-name="P4" draw:layer="layout" svg:width="0.896cm" svg:height="0.573cm" svg:x="4.212cm" svg:y="6.845cm">
          <draw:text-box>
            <text:p text:style-name="P2"><text:span text:style-name="T2">BR</text:span></text:p>
          </draw:text-box>
        </draw:frame>
        <draw:frame draw:style-name="gr2" draw:text-style-name="P4" draw:layer="layout" svg:width="0.896cm" svg:height="0.573cm" svg:x="13.064cm" svg:y="6.847cm">
          <draw:text-box>
            <text:p text:style-name="P2"><text:span text:style-name="T2">BR</text:span></text:p>
          </draw:text-box>
        </draw:frame>
        <draw:frame draw:style-name="gr2" draw:text-style-name="P4" draw:layer="layout" svg:width="0.883cm" svg:height="0.569cm" svg:x="6.158cm" svg:y="3.483cm">
          <draw:text-box>
            <text:p text:style-name="P2"><text:span text:style-name="T3">BR</text:span></text:p>
          </draw:text-box>
        </draw:frame>
        <draw:line draw:style-name="gr4" draw:text-style-name="P1" draw:layer="layout" svg:x1="5.687cm" svg:y1="3.596cm" svg:x2="7.578cm" svg:y2="3.596cm">
          <text:p text:style-name="P2"/>
        </draw:line>
        <draw:line draw:style-name="gr4" draw:text-style-name="P1" draw:layer="layout" svg:x1="5.7cm" svg:y1="3.957cm" svg:x2="7.579cm" svg:y2="3.957cm">
          <text:p text:style-name="P2"/>
        </draw:line>
        <draw:line draw:style-name="gr4" draw:text-style-name="P1" draw:layer="layout" svg:x1="5.7cm" svg:y1="4.357cm" svg:x2="7.58cm" svg:y2="4.357cm">
          <text:p text:style-name="P2"/>
        </draw:line>
        <draw:line draw:style-name="gr4" draw:text-style-name="P1" draw:layer="layout" svg:x1="5.687cm" svg:y1="4.757cm" svg:x2="7.581cm" svg:y2="4.757cm">
          <text:p text:style-name="P2"/>
        </draw:line>
        <draw:line draw:style-name="gr4" draw:text-style-name="P1" draw:layer="layout" svg:x1="5.673cm" svg:y1="5.157cm" svg:x2="7.582cm" svg:y2="5.157cm">
          <text:p text:style-name="P2"/>
        </draw:line>
        <draw:line draw:style-name="gr4" draw:text-style-name="P1" draw:layer="layout" svg:x1="7.565cm" svg:y1="3.596cm" svg:x2="7.565cm" svg:y2="5.157cm">
          <text:p text:style-name="P2"/>
        </draw:line>
        <draw:line draw:style-name="gr4" draw:text-style-name="P1" draw:layer="layout" svg:x1="6.322cm" svg:y1="3.609cm" svg:x2="6.322cm" svg:y2="5.144cm">
          <text:p text:style-name="P2"/>
        </draw:line>
        <draw:line draw:style-name="gr4" draw:text-style-name="P1" draw:layer="layout" svg:x1="5.691cm" svg:y1="3.597cm" svg:x2="5.691cm" svg:y2="5.158cm">
          <text:p text:style-name="P2"/>
        </draw:line>
        <draw:frame draw:style-name="gr2" draw:text-style-name="P4" draw:layer="layout" svg:width="0.815cm" svg:height="0.573cm" svg:x="5.653cm" svg:y="3.52cm">
          <draw:text-box>
            <text:p text:style-name="P2"><text:span text:style-name="T2">00</text:span></text:p>
          </draw:text-box>
        </draw:frame>
        <draw:frame draw:style-name="gr2" draw:text-style-name="P4" draw:layer="layout" svg:width="0.815cm" svg:height="0.573cm" svg:x="5.654cm" svg:y="3.921cm">
          <draw:text-box>
            <text:p text:style-name="P2"><text:span text:style-name="T2">01</text:span></text:p>
          </draw:text-box>
        </draw:frame>
        <draw:frame draw:style-name="gr2" draw:text-style-name="P4" draw:layer="layout" svg:width="0.815cm" svg:height="0.573cm" svg:x="5.655cm" svg:y="4.322cm">
          <draw:text-box>
            <text:p text:style-name="P2"><text:span text:style-name="T2">10</text:span></text:p>
          </draw:text-box>
        </draw:frame>
        <draw:frame draw:style-name="gr2" draw:text-style-name="P4" draw:layer="layout" svg:width="0.794cm" svg:height="0.573cm" svg:x="5.655cm" svg:y="4.722cm">
          <draw:text-box>
            <text:p text:style-name="P2"><text:span text:style-name="T2">11</text:span></text:p>
          </draw:text-box>
        </draw:frame>
        <draw:frame draw:style-name="gr2" draw:text-style-name="P4" draw:layer="layout" svg:width="1.209cm" svg:height="0.573cm" svg:x="6.279cm" svg:y="3.914cm">
          <draw:text-box>
            <text:p text:style-name="P2"><text:span text:style-name="T2">CALL</text:span></text:p>
          </draw:text-box>
        </draw:frame>
        <draw:frame draw:style-name="gr2" draw:text-style-name="P4" draw:layer="layout" svg:width="1.404cm" svg:height="0.573cm" svg:x="6.273cm" svg:y="4.311cm">
          <draw:text-box>
            <text:p text:style-name="P2"><text:span text:style-name="T2">Arithm.</text:span></text:p>
          </draw:text-box>
        </draw:frame>
        <draw:frame draw:style-name="gr2" draw:text-style-name="P4" draw:layer="layout" svg:width="1.129cm" svg:height="0.573cm" svg:x="6.401cm" svg:y="4.666cm">
          <draw:text-box>
            <text:p text:style-name="P2"><text:span text:style-name="T2">Load</text:span></text:p>
          </draw:text-box>
        </draw:frame>
        <draw:line draw:style-name="gr4" draw:text-style-name="P1" draw:layer="layout" svg:x1="5.606cm" svg:y1="7.342cm" svg:x2="5.606cm" svg:y2="8.135cm">
          <text:p text:style-name="P2"/>
        </draw:line>
        <draw:frame draw:style-name="gr2" draw:text-style-name="P4" draw:layer="layout" svg:width="1.052cm" svg:height="0.569cm" svg:x="5.023cm" svg:y="8.035cm">
          <draw:text-box>
            <text:p text:style-name="P2"><text:span text:style-name="T3">BPN</text:span></text:p>
          </draw:text-box>
        </draw:frame>
        <draw:line draw:style-name="gr4" draw:text-style-name="P1" draw:layer="layout" svg:x1="4.314cm" svg:y1="8.122cm" svg:x2="6.205cm" svg:y2="8.122cm">
          <text:p text:style-name="P2"/>
        </draw:line>
        <draw:line draw:style-name="gr4" draw:text-style-name="P1" draw:layer="layout" svg:x1="4.327cm" svg:y1="8.483cm" svg:x2="6.206cm" svg:y2="8.483cm">
          <text:p text:style-name="P2"/>
        </draw:line>
        <draw:line draw:style-name="gr4" draw:text-style-name="P1" draw:layer="layout" svg:x1="4.327cm" svg:y1="8.883cm" svg:x2="6.207cm" svg:y2="8.883cm">
          <text:p text:style-name="P2"/>
        </draw:line>
        <draw:line draw:style-name="gr4" draw:text-style-name="P1" draw:layer="layout" svg:x1="4.314cm" svg:y1="9.283cm" svg:x2="6.208cm" svg:y2="9.283cm">
          <text:p text:style-name="P2"/>
        </draw:line>
        <draw:line draw:style-name="gr4" draw:text-style-name="P1" draw:layer="layout" svg:x1="4.316cm" svg:y1="9.683cm" svg:x2="6.209cm" svg:y2="9.683cm">
          <text:p text:style-name="P2"/>
        </draw:line>
        <draw:line draw:style-name="gr4" draw:text-style-name="P1" draw:layer="layout" svg:x1="6.192cm" svg:y1="8.122cm" svg:x2="6.19cm" svg:y2="10.48cm">
          <text:p text:style-name="P2"/>
        </draw:line>
        <draw:line draw:style-name="gr4" draw:text-style-name="P1" draw:layer="layout" svg:x1="4.949cm" svg:y1="8.135cm" svg:x2="4.949cm" svg:y2="10.48cm">
          <text:p text:style-name="P2"/>
        </draw:line>
        <draw:line draw:style-name="gr4" draw:text-style-name="P1" draw:layer="layout" svg:x1="4.318cm" svg:y1="8.123cm" svg:x2="4.318cm" svg:y2="10.488cm">
          <text:p text:style-name="P2"/>
        </draw:line>
        <draw:frame draw:style-name="gr2" draw:text-style-name="P4" draw:layer="layout" svg:width="1.129cm" svg:height="0.573cm" svg:x="4.08cm" svg:y="8.046cm">
          <draw:text-box>
            <text:p text:style-name="P2"><text:span text:style-name="T2">0000</text:span></text:p>
          </draw:text-box>
        </draw:frame>
        <draw:frame draw:style-name="gr2" draw:text-style-name="P4" draw:layer="layout" svg:width="1.129cm" svg:height="0.573cm" svg:x="4.081cm" svg:y="8.447cm">
          <draw:text-box>
            <text:p text:style-name="P2"><text:span text:style-name="T2">0001</text:span></text:p>
          </draw:text-box>
        </draw:frame>
        <draw:frame draw:style-name="gr2" draw:text-style-name="P4" draw:layer="layout" svg:width="1.129cm" svg:height="0.573cm" svg:x="4.082cm" svg:y="8.848cm">
          <draw:text-box>
            <text:p text:style-name="P2"><text:span text:style-name="T2">0010</text:span></text:p>
          </draw:text-box>
        </draw:frame>
        <draw:frame draw:style-name="gr2" draw:text-style-name="P4" draw:layer="layout" svg:width="1.074cm" svg:height="0.573cm" svg:x="4.976cm" svg:y="8.44cm">
          <draw:text-box>
            <text:p text:style-name="P2"><text:span text:style-name="T2">BPE</text:span></text:p>
          </draw:text-box>
        </draw:frame>
        <draw:frame draw:style-name="gr2" draw:text-style-name="P4" draw:layer="layout" svg:width="1.23cm" svg:height="0.573cm" svg:x="4.9cm" svg:y="8.837cm">
          <draw:text-box>
            <text:p text:style-name="P2"><text:span text:style-name="T2">BPLE</text:span></text:p>
          </draw:text-box>
        </draw:frame>
        <draw:frame draw:style-name="gr2" draw:text-style-name="P4" draw:layer="layout" svg:width="1.433cm" svg:height="0.573cm" svg:x="4.902cm" svg:y="9.22cm">
          <draw:text-box>
            <text:p text:style-name="P2"><text:span text:style-name="T2">BPLEU</text:span></text:p>
          </draw:text-box>
        </draw:frame>
        <draw:line draw:style-name="gr4" draw:text-style-name="P1" draw:layer="layout" svg:x1="4.316cm" svg:y1="10.083cm" svg:x2="6.21cm" svg:y2="10.083cm">
          <text:p text:style-name="P2"/>
        </draw:line>
        <draw:frame draw:style-name="gr2" draw:text-style-name="P4" draw:layer="layout" svg:width="1.107cm" svg:height="0.573cm" svg:x="4.082cm" svg:y="9.249cm">
          <draw:text-box>
            <text:p text:style-name="P2"><text:span text:style-name="T2">0011</text:span></text:p>
          </draw:text-box>
        </draw:frame>
        <draw:frame draw:style-name="gr2" draw:text-style-name="P4" draw:layer="layout" svg:width="0.743cm" svg:height="0.573cm" svg:x="4.282cm" svg:y="9.56cm">
          <draw:text-box>
            <text:p text:style-name="P2"><text:span text:style-name="T2">...</text:span></text:p>
          </draw:text-box>
        </draw:frame>
        <draw:frame draw:style-name="gr2" draw:text-style-name="P4" draw:layer="layout" svg:width="0.743cm" svg:height="0.573cm" svg:x="5.183cm" svg:y="9.561cm">
          <draw:text-box>
            <text:p text:style-name="P2"><text:span text:style-name="T2">...</text:span></text:p>
          </draw:text-box>
        </draw:frame>
        <draw:line draw:style-name="gr4" draw:text-style-name="P1" draw:layer="layout" svg:x1="4.316cm" svg:y1="10.483cm" svg:x2="6.21cm" svg:y2="10.483cm">
          <text:p text:style-name="P2"/>
        </draw:line>
        <draw:frame draw:style-name="gr2" draw:text-style-name="P4" draw:layer="layout" svg:width="1.065cm" svg:height="0.573cm" svg:x="4.083cm" svg:y="10.05cm">
          <draw:text-box>
            <text:p text:style-name="P2"><text:span text:style-name="T2">1111</text:span></text:p>
          </draw:text-box>
        </draw:frame>
        <draw:frame draw:style-name="gr2" draw:text-style-name="P4" draw:layer="layout" svg:width="1.277cm" svg:height="0.573cm" svg:x="4.903cm" svg:y="10.021cm">
          <draw:text-box>
            <text:p text:style-name="P2"><text:span text:style-name="T2">BPVC</text:span></text:p>
          </draw:text-box>
        </draw:frame>
        <draw:frame draw:style-name="gr2" draw:text-style-name="P4" draw:layer="layout" svg:width="0.896cm" svg:height="0.573cm" svg:x="6.13cm" svg:y="6.837cm">
          <draw:text-box>
            <text:p text:style-name="P2"><text:span text:style-name="T2">rs1</text:span></text:p>
          </draw:text-box>
        </draw:frame>
        <draw:frame draw:style-name="gr2" draw:text-style-name="P4" draw:layer="layout" svg:width="1.353cm" svg:height="0.573cm" svg:x="8.23cm" svg:y="6.837cm">
          <draw:text-box>
            <text:p text:style-name="P2"><text:span text:style-name="T2">imm14</text:span></text:p>
          </draw:text-box>
        </draw:frame>
        <draw:frame draw:style-name="gr2" draw:text-style-name="P4" draw:layer="layout" svg:width="1.209cm" svg:height="0.573cm" svg:x="13.901cm" svg:y="6.801cm">
          <draw:text-box>
            <text:p text:style-name="P2"><text:span text:style-name="T2">rcond</text:span></text:p>
          </draw:text-box>
        </draw:frame>
        <draw:frame draw:style-name="gr2" draw:text-style-name="P4" draw:layer="layout" svg:width="0.896cm" svg:height="0.573cm" svg:x="15.13cm" svg:y="6.838cm">
          <draw:text-box>
            <text:p text:style-name="P2"><text:span text:style-name="T2">rs2</text:span></text:p>
          </draw:text-box>
        </draw:frame>
        <draw:line draw:style-name="gr4" draw:text-style-name="P1" draw:layer="layout" svg:x1="18.013cm" svg:y1="6.86cm" svg:x2="18.013cm" svg:y2="7.363cm">
          <text:p text:style-name="P2"/>
        </draw:line>
        <draw:frame draw:style-name="gr2" draw:text-style-name="P4" draw:layer="layout" svg:width="0.659cm" svg:height="0.573cm" svg:x="18cm" svg:y="6.838cm">
          <draw:text-box>
            <text:p text:style-name="P2"><text:span text:style-name="T2">a</text:span></text:p>
          </draw:text-box>
        </draw:frame>
        <draw:frame draw:style-name="gr2" draw:layer="layout" svg:width="1.586cm" svg:height="0.573cm" svg:x="16.64cm" svg:y="6.847cm">
          <draw:text-box>
            <text:p text:style-name="P5"><text:span text:style-name="T4">impl-dep</text:span></text:p>
          </draw:text-box>
        </draw:frame>
        <draw:rect draw:style-name="gr1" draw:text-style-name="P1" draw:layer="layout" svg:width="5.371cm" svg:height="0.502cm" svg:x="13.176cm" svg:y="12.559cm">
          <text:p text:style-name="P2"/>
        </draw:rect>
        <draw:line draw:style-name="gr4" draw:text-style-name="P1" draw:layer="layout" svg:x1="13.822cm" svg:y1="12.556cm" svg:x2="13.822cm" svg:y2="13.059cm">
          <text:p text:style-name="P2"/>
        </draw:line>
        <draw:line draw:style-name="gr4" draw:text-style-name="P1" draw:layer="layout" svg:x1="13.827cm" svg:y1="12.556cm" svg:x2="13.827cm" svg:y2="13.059cm">
          <text:p text:style-name="P2"/>
        </draw:line>
        <draw:line draw:style-name="gr4" draw:text-style-name="P1" draw:layer="layout" svg:x1="15.11cm" svg:y1="12.557cm" svg:x2="15.11cm" svg:y2="13.06cm">
          <text:p text:style-name="P2"/>
        </draw:line>
        <draw:line draw:style-name="gr4" draw:text-style-name="P1" draw:layer="layout" svg:x1="16.115cm" svg:y1="12.571cm" svg:x2="16.115cm" svg:y2="13.074cm">
          <text:p text:style-name="P2"/>
        </draw:line>
        <draw:line draw:style-name="gr4" draw:text-style-name="P1" draw:layer="layout" svg:x1="16.808cm" svg:y1="12.572cm" svg:x2="16.808cm" svg:y2="13.075cm">
          <text:p text:style-name="P2"/>
        </draw:line>
        <draw:frame draw:style-name="gr2" draw:text-style-name="P4" draw:layer="layout" svg:width="0.972cm" svg:height="0.573cm" svg:x="15.995cm" svg:y="12.55cm">
          <draw:text-box>
            <text:p text:style-name="P2"><text:span text:style-name="T2">op2</text:span></text:p>
          </draw:text-box>
        </draw:frame>
        <draw:frame draw:style-name="gr2" draw:text-style-name="P4" draw:layer="layout" svg:width="0.896cm" svg:height="0.573cm" svg:x="13.055cm" svg:y="12.56cm">
          <draw:text-box>
            <text:p text:style-name="P2"><text:span text:style-name="T2">BR</text:span></text:p>
          </draw:text-box>
        </draw:frame>
        <draw:frame draw:style-name="gr2" draw:text-style-name="P4" draw:layer="layout" svg:width="1.069cm" svg:height="0.573cm" svg:x="13.932cm" svg:y="12.562cm">
          <draw:text-box>
            <text:p text:style-name="P2"><text:span text:style-name="T2">BRZ</text:span></text:p>
          </draw:text-box>
        </draw:frame>
        <draw:frame draw:style-name="gr2" draw:text-style-name="P4" draw:layer="layout" svg:width="0.896cm" svg:height="0.573cm" svg:x="15.181cm" svg:y="12.551cm">
          <draw:text-box>
            <text:p text:style-name="P2"><text:span text:style-name="T2">rs2</text:span></text:p>
          </draw:text-box>
        </draw:frame>
        <draw:line draw:style-name="gr4" draw:text-style-name="P1" draw:layer="layout" svg:x1="18.008cm" svg:y1="12.573cm" svg:x2="18.008cm" svg:y2="13.076cm">
          <text:p text:style-name="P2"/>
        </draw:line>
        <draw:frame draw:style-name="gr2" draw:text-style-name="P4" draw:layer="layout" svg:width="0.659cm" svg:height="0.573cm" svg:x="17.995cm" svg:y="12.551cm">
          <draw:text-box>
            <text:p text:style-name="P2"><text:span text:style-name="T2">a</text:span></text:p>
          </draw:text-box>
        </draw:frame>
        <draw:frame draw:style-name="gr2" draw:layer="layout" svg:width="1.586cm" svg:height="0.573cm" svg:x="16.635cm" svg:y="12.56cm">
          <draw:text-box>
            <text:p text:style-name="P5"><text:span text:style-name="T4">impl-dep</text:span></text:p>
          </draw:text-box>
        </draw:frame>
        <draw:rect draw:style-name="gr1" draw:text-style-name="P1" draw:layer="layout" svg:width="5.371cm" svg:height="0.502cm" svg:x="13.179cm" svg:y="11.363cm">
          <text:p text:style-name="P2"/>
        </draw:rect>
        <draw:line draw:style-name="gr4" draw:text-style-name="P1" draw:layer="layout" svg:x1="13.825cm" svg:y1="11.36cm" svg:x2="13.825cm" svg:y2="11.863cm">
          <text:p text:style-name="P2"/>
        </draw:line>
        <draw:line draw:style-name="gr4" draw:text-style-name="P1" draw:layer="layout" svg:x1="13.83cm" svg:y1="11.36cm" svg:x2="13.83cm" svg:y2="11.863cm">
          <text:p text:style-name="P2"/>
        </draw:line>
        <draw:line draw:style-name="gr4" draw:text-style-name="P1" draw:layer="layout" svg:x1="15.11cm" svg:y1="11.361cm" svg:x2="15.11cm" svg:y2="11.864cm">
          <text:p text:style-name="P2"/>
        </draw:line>
        <draw:line draw:style-name="gr4" draw:text-style-name="P1" draw:layer="layout" svg:x1="16.118cm" svg:y1="11.375cm" svg:x2="16.118cm" svg:y2="11.878cm">
          <text:p text:style-name="P2"/>
        </draw:line>
        <draw:line draw:style-name="gr4" draw:text-style-name="P1" draw:layer="layout" svg:x1="16.811cm" svg:y1="11.376cm" svg:x2="16.811cm" svg:y2="11.879cm">
          <text:p text:style-name="P2"/>
        </draw:line>
        <draw:frame draw:style-name="gr2" draw:text-style-name="P4" draw:layer="layout" svg:width="0.972cm" svg:height="0.573cm" svg:x="15.998cm" svg:y="11.354cm">
          <draw:text-box>
            <text:p text:style-name="P2"><text:span text:style-name="T2">op2</text:span></text:p>
          </draw:text-box>
        </draw:frame>
        <draw:frame draw:style-name="gr2" draw:text-style-name="P4" draw:layer="layout" svg:width="0.896cm" svg:height="0.573cm" svg:x="13.058cm" svg:y="11.344cm">
          <draw:text-box>
            <text:p text:style-name="P2"><text:span text:style-name="T2">BR</text:span></text:p>
          </draw:text-box>
        </draw:frame>
        <draw:frame draw:style-name="gr2" draw:text-style-name="P4" draw:layer="layout" svg:width="1.226cm" svg:height="0.573cm" svg:x="13.863cm" svg:y="11.366cm">
          <draw:text-box>
            <text:p text:style-name="P2"><text:span text:style-name="T2">BRLZ</text:span></text:p>
          </draw:text-box>
        </draw:frame>
        <draw:frame draw:style-name="gr2" draw:text-style-name="P4" draw:layer="layout" svg:width="0.896cm" svg:height="0.573cm" svg:x="15.184cm" svg:y="11.355cm">
          <draw:text-box>
            <text:p text:style-name="P2"><text:span text:style-name="T2">rs2</text:span></text:p>
          </draw:text-box>
        </draw:frame>
        <draw:line draw:style-name="gr4" draw:text-style-name="P1" draw:layer="layout" svg:x1="18.011cm" svg:y1="11.377cm" svg:x2="18.011cm" svg:y2="11.88cm">
          <text:p text:style-name="P2"/>
        </draw:line>
        <draw:frame draw:style-name="gr2" draw:text-style-name="P4" draw:layer="layout" svg:width="0.659cm" svg:height="0.573cm" svg:x="17.998cm" svg:y="11.355cm">
          <draw:text-box>
            <text:p text:style-name="P2"><text:span text:style-name="T2">a</text:span></text:p>
          </draw:text-box>
        </draw:frame>
        <draw:frame draw:style-name="gr2" draw:layer="layout" svg:width="1.586cm" svg:height="0.573cm" svg:x="16.638cm" svg:y="11.364cm">
          <draw:text-box>
            <text:p text:style-name="P5"><text:span text:style-name="T4">impl-dep</text:span></text:p>
          </draw:text-box>
        </draw:frame>
        <draw:line draw:style-name="gr4" draw:text-style-name="P1" draw:layer="layout" svg:x1="14.407cm" svg:y1="7.352cm" svg:x2="14.407cm" svg:y2="8.145cm">
          <text:p text:style-name="P2"/>
        </draw:line>
        <draw:frame draw:style-name="gr2" draw:text-style-name="P4" draw:layer="layout" svg:width="0.595cm" svg:height="0.569cm" svg:x="14.156cm" svg:y="8.019cm">
          <draw:text-box>
            <text:p text:style-name="P2"><text:span text:style-name="T3">-</text:span></text:p>
          </draw:text-box>
        </draw:frame>
        <draw:line draw:style-name="gr4" draw:text-style-name="P1" draw:layer="layout" svg:x1="13.247cm" svg:y1="8.132cm" svg:x2="15.138cm" svg:y2="8.132cm">
          <text:p text:style-name="P2"/>
        </draw:line>
        <draw:line draw:style-name="gr4" draw:text-style-name="P1" draw:layer="layout" svg:x1="13.26cm" svg:y1="8.493cm" svg:x2="15.139cm" svg:y2="8.493cm">
          <text:p text:style-name="P2"/>
        </draw:line>
        <draw:line draw:style-name="gr4" draw:text-style-name="P1" draw:layer="layout" svg:x1="13.26cm" svg:y1="8.893cm" svg:x2="15.14cm" svg:y2="8.893cm">
          <text:p text:style-name="P2"/>
        </draw:line>
        <draw:line draw:style-name="gr4" draw:text-style-name="P1" draw:layer="layout" svg:x1="13.247cm" svg:y1="9.293cm" svg:x2="15.141cm" svg:y2="9.293cm">
          <text:p text:style-name="P2"/>
        </draw:line>
        <draw:line draw:style-name="gr4" draw:text-style-name="P1" draw:layer="layout" svg:x1="13.249cm" svg:y1="9.693cm" svg:x2="15.142cm" svg:y2="9.693cm">
          <text:p text:style-name="P2"/>
        </draw:line>
        <draw:line draw:style-name="gr4" draw:text-style-name="P1" draw:layer="layout" svg:x1="15.125cm" svg:y1="8.132cm" svg:x2="15.123cm" svg:y2="10.49cm">
          <text:p text:style-name="P2"/>
        </draw:line>
        <draw:line draw:style-name="gr4" draw:text-style-name="P1" draw:layer="layout" svg:x1="13.882cm" svg:y1="8.145cm" svg:x2="13.882cm" svg:y2="10.49cm">
          <text:p text:style-name="P2"/>
        </draw:line>
        <draw:line draw:style-name="gr4" draw:text-style-name="P1" draw:layer="layout" svg:x1="13.251cm" svg:y1="8.133cm" svg:x2="13.251cm" svg:y2="10.498cm">
          <text:p text:style-name="P2"/>
        </draw:line>
        <draw:frame draw:style-name="gr2" draw:text-style-name="P4" draw:layer="layout" svg:width="0.972cm" svg:height="0.573cm" svg:x="13.093cm" svg:y="8.056cm">
          <draw:text-box>
            <text:p text:style-name="P2"><text:span text:style-name="T2">000</text:span></text:p>
          </draw:text-box>
        </draw:frame>
        <draw:frame draw:style-name="gr2" draw:text-style-name="P4" draw:layer="layout" svg:width="0.972cm" svg:height="0.573cm" svg:x="13.114cm" svg:y="8.457cm">
          <draw:text-box>
            <text:p text:style-name="P2"><text:span text:style-name="T2">001</text:span></text:p>
          </draw:text-box>
        </draw:frame>
        <draw:frame draw:style-name="gr2" draw:text-style-name="P4" draw:layer="layout" svg:width="0.972cm" svg:height="0.573cm" svg:x="13.115cm" svg:y="8.858cm">
          <draw:text-box>
            <text:p text:style-name="P2"><text:span text:style-name="T2">010</text:span></text:p>
          </draw:text-box>
        </draw:frame>
        <draw:frame draw:style-name="gr2" draw:text-style-name="P4" draw:layer="layout" svg:width="1.069cm" svg:height="0.573cm" svg:x="13.909cm" svg:y="8.45cm">
          <draw:text-box>
            <text:p text:style-name="P2"><text:span text:style-name="T2">BRZ</text:span></text:p>
          </draw:text-box>
        </draw:frame>
        <draw:frame draw:style-name="gr2" draw:text-style-name="P4" draw:layer="layout" svg:width="1.416cm" svg:height="0.573cm" svg:x="13.833cm" svg:y="8.847cm">
          <draw:text-box>
            <text:p text:style-name="P2"><text:span text:style-name="T2">BRLEZ</text:span></text:p>
          </draw:text-box>
        </draw:frame>
        <draw:frame draw:style-name="gr2" draw:text-style-name="P4" draw:layer="layout" svg:width="1.226cm" svg:height="0.573cm" svg:x="13.835cm" svg:y="9.23cm">
          <draw:text-box>
            <text:p text:style-name="P2"><text:span text:style-name="T2">BRLZ</text:span></text:p>
          </draw:text-box>
        </draw:frame>
        <draw:line draw:style-name="gr4" draw:text-style-name="P1" draw:layer="layout" svg:x1="13.249cm" svg:y1="10.093cm" svg:x2="15.143cm" svg:y2="10.093cm">
          <text:p text:style-name="P2"/>
        </draw:line>
        <draw:frame draw:style-name="gr2" draw:text-style-name="P4" draw:layer="layout" svg:width="0.951cm" svg:height="0.573cm" svg:x="13.115cm" svg:y="9.259cm">
          <draw:text-box>
            <text:p text:style-name="P2"><text:span text:style-name="T2">011</text:span></text:p>
          </draw:text-box>
        </draw:frame>
        <draw:frame draw:style-name="gr2" draw:text-style-name="P4" draw:layer="layout" svg:width="0.743cm" svg:height="0.573cm" svg:x="13.215cm" svg:y="9.57cm">
          <draw:text-box>
            <text:p text:style-name="P2"><text:span text:style-name="T2">...</text:span></text:p>
          </draw:text-box>
        </draw:frame>
        <draw:frame draw:style-name="gr2" draw:text-style-name="P4" draw:layer="layout" svg:width="0.743cm" svg:height="0.573cm" svg:x="14.116cm" svg:y="9.571cm">
          <draw:text-box>
            <text:p text:style-name="P2"><text:span text:style-name="T2">...</text:span></text:p>
          </draw:text-box>
        </draw:frame>
        <draw:line draw:style-name="gr4" draw:text-style-name="P1" draw:layer="layout" svg:x1="13.249cm" svg:y1="10.493cm" svg:x2="15.143cm" svg:y2="10.493cm">
          <text:p text:style-name="P2"/>
        </draw:line>
        <draw:frame draw:style-name="gr2" draw:text-style-name="P4" draw:layer="layout" svg:width="1.48cm" svg:height="0.573cm" svg:x="13.773cm" svg:y="10.031cm">
          <draw:text-box>
            <text:p text:style-name="P2"><text:span text:style-name="T2">BRGEZ</text:span></text:p>
          </draw:text-box>
        </draw:frame>
        <draw:frame draw:style-name="gr2" draw:text-style-name="P4" draw:layer="layout" svg:width="0.93cm" svg:height="0.573cm" svg:x="13.106cm" svg:y="10.03cm">
          <draw:text-box>
            <text:p text:style-name="P2"><text:span text:style-name="T2">111</text:span></text:p>
          </draw:text-box>
        </draw:frame>
        <draw:rect draw:style-name="gr1" draw:text-style-name="P1" draw:layer="layout" svg:width="5.371cm" svg:height="0.502cm" svg:x="13.176cm" svg:y="13.759cm">
          <text:p text:style-name="P2"/>
        </draw:rect>
        <draw:line draw:style-name="gr4" draw:text-style-name="P1" draw:layer="layout" svg:x1="13.822cm" svg:y1="13.756cm" svg:x2="13.822cm" svg:y2="14.259cm">
          <text:p text:style-name="P2"/>
        </draw:line>
        <draw:line draw:style-name="gr4" draw:text-style-name="P1" draw:layer="layout" svg:x1="13.827cm" svg:y1="13.756cm" svg:x2="13.827cm" svg:y2="14.259cm">
          <text:p text:style-name="P2"/>
        </draw:line>
        <draw:line draw:style-name="gr4" draw:text-style-name="P1" draw:layer="layout" svg:x1="15.11cm" svg:y1="13.757cm" svg:x2="15.11cm" svg:y2="14.26cm">
          <text:p text:style-name="P2"/>
        </draw:line>
        <draw:line draw:style-name="gr4" draw:text-style-name="P1" draw:layer="layout" svg:x1="16.115cm" svg:y1="13.771cm" svg:x2="16.115cm" svg:y2="14.274cm">
          <text:p text:style-name="P2"/>
        </draw:line>
        <draw:line draw:style-name="gr4" draw:text-style-name="P1" draw:layer="layout" svg:x1="16.808cm" svg:y1="13.772cm" svg:x2="16.808cm" svg:y2="14.275cm">
          <text:p text:style-name="P2"/>
        </draw:line>
        <draw:frame draw:style-name="gr2" draw:text-style-name="P4" draw:layer="layout" svg:width="0.972cm" svg:height="0.573cm" svg:x="15.995cm" svg:y="13.75cm">
          <draw:text-box>
            <text:p text:style-name="P2"><text:span text:style-name="T2">op2</text:span></text:p>
          </draw:text-box>
        </draw:frame>
        <draw:frame draw:style-name="gr2" draw:text-style-name="P4" draw:layer="layout" svg:width="0.896cm" svg:height="0.573cm" svg:x="13.075cm" svg:y="13.74cm">
          <draw:text-box>
            <text:p text:style-name="P2"><text:span text:style-name="T2">BR</text:span></text:p>
          </draw:text-box>
        </draw:frame>
        <draw:frame draw:style-name="gr2" draw:text-style-name="P4" draw:layer="layout" svg:width="1.48cm" svg:height="0.573cm" svg:x="13.787cm" svg:y="13.742cm">
          <draw:text-box>
            <text:p text:style-name="P2"><text:span text:style-name="T2">BRGEZ</text:span></text:p>
          </draw:text-box>
        </draw:frame>
        <draw:frame draw:style-name="gr2" draw:text-style-name="P4" draw:layer="layout" svg:width="0.896cm" svg:height="0.573cm" svg:x="15.181cm" svg:y="13.751cm">
          <draw:text-box>
            <text:p text:style-name="P2"><text:span text:style-name="T2">rs2</text:span></text:p>
          </draw:text-box>
        </draw:frame>
        <draw:line draw:style-name="gr4" draw:text-style-name="P1" draw:layer="layout" svg:x1="18.008cm" svg:y1="13.773cm" svg:x2="18.008cm" svg:y2="14.276cm">
          <text:p text:style-name="P2"/>
        </draw:line>
        <draw:frame draw:style-name="gr2" draw:text-style-name="P4" draw:layer="layout" svg:width="0.659cm" svg:height="0.573cm" svg:x="17.995cm" svg:y="13.751cm">
          <draw:text-box>
            <text:p text:style-name="P2"><text:span text:style-name="T2">a</text:span></text:p>
          </draw:text-box>
        </draw:frame>
        <draw:frame draw:style-name="gr2" draw:layer="layout" svg:width="1.586cm" svg:height="0.573cm" svg:x="16.635cm" svg:y="13.76cm">
          <draw:text-box>
            <text:p text:style-name="P5"><text:span text:style-name="T4">impl-dep</text:span></text:p>
          </draw:text-box>
        </draw:frame>
        <draw:rect draw:style-name="gr1" draw:text-style-name="P1" draw:layer="layout" svg:width="5.371cm" svg:height="0.502cm" svg:x="13.176cm" svg:y="15.259cm">
          <text:p text:style-name="P2"/>
        </draw:rect>
        <draw:line draw:style-name="gr4" draw:text-style-name="P1" draw:layer="layout" svg:x1="13.822cm" svg:y1="15.256cm" svg:x2="13.822cm" svg:y2="15.759cm">
          <text:p text:style-name="P2"/>
        </draw:line>
        <draw:line draw:style-name="gr4" draw:text-style-name="P1" draw:layer="layout" svg:x1="13.827cm" svg:y1="15.256cm" svg:x2="13.827cm" svg:y2="15.759cm">
          <text:p text:style-name="P2"/>
        </draw:line>
        <draw:line draw:style-name="gr4" draw:text-style-name="P1" draw:layer="layout" svg:x1="15.11cm" svg:y1="15.257cm" svg:x2="15.11cm" svg:y2="15.76cm">
          <text:p text:style-name="P2"/>
        </draw:line>
        <draw:line draw:style-name="gr4" draw:text-style-name="P1" draw:layer="layout" svg:x1="16.115cm" svg:y1="15.271cm" svg:x2="16.115cm" svg:y2="15.774cm">
          <text:p text:style-name="P2"/>
        </draw:line>
        <draw:line draw:style-name="gr4" draw:text-style-name="P1" draw:layer="layout" svg:x1="16.808cm" svg:y1="15.272cm" svg:x2="16.808cm" svg:y2="15.775cm">
          <text:p text:style-name="P2"/>
        </draw:line>
        <draw:frame draw:style-name="gr2" draw:text-style-name="P4" draw:layer="layout" svg:width="0.972cm" svg:height="0.573cm" svg:x="15.995cm" svg:y="15.25cm">
          <draw:text-box>
            <text:p text:style-name="P2"><text:span text:style-name="T2">op2</text:span></text:p>
          </draw:text-box>
        </draw:frame>
        <draw:frame draw:style-name="gr2" draw:text-style-name="P4" draw:layer="layout" svg:width="0.896cm" svg:height="0.573cm" svg:x="13.075cm" svg:y="15.24cm">
          <draw:text-box>
            <text:p text:style-name="P2"><text:span text:style-name="T2">BR</text:span></text:p>
          </draw:text-box>
        </draw:frame>
        <draw:frame draw:style-name="gr2" draw:text-style-name="P4" draw:layer="layout" svg:width="1.272cm" svg:height="0.573cm" svg:x="13.815cm" svg:y="15.262cm">
          <draw:text-box>
            <text:p text:style-name="P2"><text:span text:style-name="T2">BRNZ</text:span></text:p>
          </draw:text-box>
        </draw:frame>
        <draw:frame draw:style-name="gr2" draw:text-style-name="P4" draw:layer="layout" svg:width="0.896cm" svg:height="0.573cm" svg:x="15.181cm" svg:y="15.251cm">
          <draw:text-box>
            <text:p text:style-name="P2"><text:span text:style-name="T2">rs2</text:span></text:p>
          </draw:text-box>
        </draw:frame>
        <draw:line draw:style-name="gr4" draw:text-style-name="P1" draw:layer="layout" svg:x1="18.008cm" svg:y1="15.273cm" svg:x2="18.008cm" svg:y2="15.776cm">
          <text:p text:style-name="P2"/>
        </draw:line>
        <draw:frame draw:style-name="gr2" draw:text-style-name="P4" draw:layer="layout" svg:width="0.659cm" svg:height="0.573cm" svg:x="17.995cm" svg:y="15.251cm">
          <draw:text-box>
            <text:p text:style-name="P2"><text:span text:style-name="T2">a</text:span></text:p>
          </draw:text-box>
        </draw:frame>
        <draw:frame draw:style-name="gr2" draw:layer="layout" svg:width="1.586cm" svg:height="0.573cm" svg:x="16.635cm" svg:y="15.26cm">
          <draw:text-box>
            <text:p text:style-name="P5"><text:span text:style-name="T4">impl-dep</text:span></text:p>
          </draw:text-box>
        </draw:frame>
        <draw:frame draw:style-name="gr2" draw:text-style-name="P3" draw:layer="layout" svg:width="2.28cm" svg:height="0.649cm" svg:x="1.002cm" svg:y="13.614cm">
          <draw:text-box>
            <text:p text:style-name="P2"><text:span text:style-name="T1">instructions</text:span></text:p>
          </draw:text-box>
        </draw:frame>
        <draw:rect draw:style-name="gr1" draw:text-style-name="P1" draw:layer="layout" svg:width="5.371cm" svg:height="0.502cm" svg:x="4.312cm" svg:y="11.346cm">
          <text:p text:style-name="P2"/>
        </draw:rect>
        <draw:line draw:style-name="gr4" draw:text-style-name="P1" draw:layer="layout" svg:x1="4.958cm" svg:y1="11.343cm" svg:x2="4.958cm" svg:y2="11.846cm">
          <text:p text:style-name="P2"/>
        </draw:line>
        <draw:line draw:style-name="gr4" draw:text-style-name="P1" draw:layer="layout" svg:x1="4.963cm" svg:y1="11.343cm" svg:x2="4.963cm" svg:y2="11.846cm">
          <text:p text:style-name="P2"/>
        </draw:line>
        <draw:line draw:style-name="gr4" draw:text-style-name="P1" draw:layer="layout" svg:x1="6.176cm" svg:y1="11.344cm" svg:x2="6.176cm" svg:y2="11.847cm">
          <text:p text:style-name="P2"/>
        </draw:line>
        <draw:frame draw:style-name="gr2" draw:text-style-name="P4" draw:layer="layout" svg:width="1.074cm" svg:height="0.573cm" svg:x="5.032cm" svg:y="11.329cm">
          <draw:text-box>
            <text:p text:style-name="P2"><text:span text:style-name="T2">BPE</text:span></text:p>
          </draw:text-box>
        </draw:frame>
        <draw:line draw:style-name="gr4" draw:text-style-name="P1" draw:layer="layout" svg:x1="7.251cm" svg:y1="11.358cm" svg:x2="7.251cm" svg:y2="11.861cm">
          <text:p text:style-name="P2"/>
        </draw:line>
        <draw:line draw:style-name="gr4" draw:text-style-name="P1" draw:layer="layout" svg:x1="7.944cm" svg:y1="11.359cm" svg:x2="7.944cm" svg:y2="11.862cm">
          <text:p text:style-name="P2"/>
        </draw:line>
        <draw:frame draw:style-name="gr2" draw:text-style-name="P4" draw:layer="layout" svg:width="0.972cm" svg:height="0.573cm" svg:x="7.131cm" svg:y="11.337cm">
          <draw:text-box>
            <text:p text:style-name="P2"><text:span text:style-name="T2">op2</text:span></text:p>
          </draw:text-box>
        </draw:frame>
        <draw:frame draw:style-name="gr2" draw:text-style-name="P4" draw:layer="layout" svg:width="0.896cm" svg:height="0.573cm" svg:x="4.214cm" svg:y="11.346cm">
          <draw:text-box>
            <text:p text:style-name="P2"><text:span text:style-name="T2">BR</text:span></text:p>
          </draw:text-box>
        </draw:frame>
        <draw:frame draw:style-name="gr2" draw:text-style-name="P4" draw:layer="layout" svg:width="0.896cm" svg:height="0.573cm" svg:x="6.131cm" svg:y="11.338cm">
          <draw:text-box>
            <text:p text:style-name="P2"><text:span text:style-name="T2">rs1</text:span></text:p>
          </draw:text-box>
        </draw:frame>
        <draw:frame draw:style-name="gr2" draw:text-style-name="P4" draw:layer="layout" svg:width="1.353cm" svg:height="0.573cm" svg:x="8.231cm" svg:y="11.338cm">
          <draw:text-box>
            <text:p text:style-name="P2"><text:span text:style-name="T2">imm14</text:span></text:p>
          </draw:text-box>
        </draw:frame>
        <draw:rect draw:style-name="gr1" draw:text-style-name="P1" draw:layer="layout" svg:width="5.371cm" svg:height="0.502cm" svg:x="4.313cm" svg:y="12.547cm">
          <text:p text:style-name="P2"/>
        </draw:rect>
        <draw:line draw:style-name="gr4" draw:text-style-name="P1" draw:layer="layout" svg:x1="4.959cm" svg:y1="12.544cm" svg:x2="4.959cm" svg:y2="13.047cm">
          <text:p text:style-name="P2"/>
        </draw:line>
        <draw:line draw:style-name="gr4" draw:text-style-name="P1" draw:layer="layout" svg:x1="4.964cm" svg:y1="12.544cm" svg:x2="4.964cm" svg:y2="13.047cm">
          <text:p text:style-name="P2"/>
        </draw:line>
        <draw:line draw:style-name="gr4" draw:text-style-name="P1" draw:layer="layout" svg:x1="6.177cm" svg:y1="12.545cm" svg:x2="6.177cm" svg:y2="13.048cm">
          <text:p text:style-name="P2"/>
        </draw:line>
        <draw:frame draw:style-name="gr2" draw:text-style-name="P4" draw:layer="layout" svg:width="1.052cm" svg:height="0.569cm" svg:x="5.033cm" svg:y="12.502cm">
          <draw:text-box>
            <text:p text:style-name="P5"><text:span text:style-name="T5">BPG</text:span></text:p>
          </draw:text-box>
        </draw:frame>
        <draw:line draw:style-name="gr4" draw:text-style-name="P1" draw:layer="layout" svg:x1="7.252cm" svg:y1="12.559cm" svg:x2="7.252cm" svg:y2="13.062cm">
          <text:p text:style-name="P2"/>
        </draw:line>
        <draw:line draw:style-name="gr4" draw:text-style-name="P1" draw:layer="layout" svg:x1="7.945cm" svg:y1="12.56cm" svg:x2="7.945cm" svg:y2="13.063cm">
          <text:p text:style-name="P2"/>
        </draw:line>
        <draw:frame draw:style-name="gr2" draw:text-style-name="P4" draw:layer="layout" svg:width="0.972cm" svg:height="0.573cm" svg:x="7.132cm" svg:y="12.538cm">
          <draw:text-box>
            <text:p text:style-name="P2"><text:span text:style-name="T2">op2</text:span></text:p>
          </draw:text-box>
        </draw:frame>
        <draw:frame draw:style-name="gr2" draw:text-style-name="P4" draw:layer="layout" svg:width="0.896cm" svg:height="0.573cm" svg:x="4.215cm" svg:y="12.547cm">
          <draw:text-box>
            <text:p text:style-name="P2"><text:span text:style-name="T2">BR</text:span></text:p>
          </draw:text-box>
        </draw:frame>
        <draw:frame draw:style-name="gr2" draw:text-style-name="P4" draw:layer="layout" svg:width="0.896cm" svg:height="0.573cm" svg:x="6.132cm" svg:y="12.539cm">
          <draw:text-box>
            <text:p text:style-name="P2"><text:span text:style-name="T2">rs1</text:span></text:p>
          </draw:text-box>
        </draw:frame>
        <draw:frame draw:style-name="gr2" draw:text-style-name="P4" draw:layer="layout" svg:width="1.353cm" svg:height="0.573cm" svg:x="8.232cm" svg:y="12.539cm">
          <draw:text-box>
            <text:p text:style-name="P2"><text:span text:style-name="T2">imm14</text:span></text:p>
          </draw:text-box>
        </draw:frame>
        <draw:rect draw:style-name="gr1" draw:text-style-name="P1" draw:layer="layout" svg:width="5.371cm" svg:height="0.502cm" svg:x="4.314cm" svg:y="13.748cm">
          <text:p text:style-name="P2"/>
        </draw:rect>
        <draw:line draw:style-name="gr4" draw:text-style-name="P1" draw:layer="layout" svg:x1="4.96cm" svg:y1="13.745cm" svg:x2="4.96cm" svg:y2="14.248cm">
          <text:p text:style-name="P2"/>
        </draw:line>
        <draw:line draw:style-name="gr4" draw:text-style-name="P1" draw:layer="layout" svg:x1="4.965cm" svg:y1="13.745cm" svg:x2="4.965cm" svg:y2="14.248cm">
          <text:p text:style-name="P2"/>
        </draw:line>
        <draw:line draw:style-name="gr4" draw:text-style-name="P1" draw:layer="layout" svg:x1="6.178cm" svg:y1="13.746cm" svg:x2="6.178cm" svg:y2="14.249cm">
          <text:p text:style-name="P2"/>
        </draw:line>
        <draw:line draw:style-name="gr4" draw:text-style-name="P1" draw:layer="layout" svg:x1="7.253cm" svg:y1="13.76cm" svg:x2="7.253cm" svg:y2="14.263cm">
          <text:p text:style-name="P2"/>
        </draw:line>
        <draw:line draw:style-name="gr4" draw:text-style-name="P1" draw:layer="layout" svg:x1="7.946cm" svg:y1="13.761cm" svg:x2="7.946cm" svg:y2="14.264cm">
          <text:p text:style-name="P2"/>
        </draw:line>
        <draw:frame draw:style-name="gr2" draw:text-style-name="P4" draw:layer="layout" svg:width="0.972cm" svg:height="0.573cm" svg:x="7.133cm" svg:y="13.739cm">
          <draw:text-box>
            <text:p text:style-name="P2"><text:span text:style-name="T2">op2</text:span></text:p>
          </draw:text-box>
        </draw:frame>
        <draw:frame draw:style-name="gr2" draw:text-style-name="P4" draw:layer="layout" svg:width="0.896cm" svg:height="0.573cm" svg:x="4.23cm" svg:y="13.748cm">
          <draw:text-box>
            <text:p text:style-name="P2"><text:span text:style-name="T2">BR</text:span></text:p>
          </draw:text-box>
        </draw:frame>
        <draw:frame draw:style-name="gr2" draw:text-style-name="P4" draw:layer="layout" svg:width="0.896cm" svg:height="0.573cm" svg:x="6.133cm" svg:y="13.74cm">
          <draw:text-box>
            <text:p text:style-name="P2"><text:span text:style-name="T2">rs1</text:span></text:p>
          </draw:text-box>
        </draw:frame>
        <draw:frame draw:style-name="gr2" draw:text-style-name="P4" draw:layer="layout" svg:width="1.353cm" svg:height="0.573cm" svg:x="8.233cm" svg:y="13.74cm">
          <draw:text-box>
            <text:p text:style-name="P2"><text:span text:style-name="T2">imm14</text:span></text:p>
          </draw:text-box>
        </draw:frame>
        <draw:rect draw:style-name="gr1" draw:text-style-name="P1" draw:layer="layout" svg:width="5.371cm" svg:height="0.502cm" svg:x="4.315cm" svg:y="15.105cm">
          <text:p text:style-name="P2"/>
        </draw:rect>
        <draw:frame draw:style-name="gr2" draw:text-style-name="P4" draw:layer="layout" svg:width="1.433cm" svg:height="0.573cm" svg:x="4.88cm" svg:y="15.087cm">
          <draw:text-box>
            <text:p text:style-name="P2"><text:span text:style-name="T2">BPLEU</text:span></text:p>
          </draw:text-box>
        </draw:frame>
        <draw:line draw:style-name="gr4" draw:text-style-name="P1" draw:layer="layout" svg:x1="4.961cm" svg:y1="15.102cm" svg:x2="4.961cm" svg:y2="15.605cm">
          <text:p text:style-name="P2"/>
        </draw:line>
        <draw:line draw:style-name="gr4" draw:text-style-name="P1" draw:layer="layout" svg:x1="4.966cm" svg:y1="15.102cm" svg:x2="4.966cm" svg:y2="15.605cm">
          <text:p text:style-name="P2"/>
        </draw:line>
        <draw:line draw:style-name="gr4" draw:text-style-name="P1" draw:layer="layout" svg:x1="6.179cm" svg:y1="15.103cm" svg:x2="6.179cm" svg:y2="15.606cm">
          <text:p text:style-name="P2"/>
        </draw:line>
        <draw:frame draw:style-name="gr2" draw:text-style-name="P4" draw:layer="layout" svg:width="1.052cm" svg:height="0.573cm" svg:x="5.035cm" svg:y="13.746cm">
          <draw:text-box>
            <text:p text:style-name="P2"><text:span text:style-name="T2">BPA</text:span></text:p>
          </draw:text-box>
        </draw:frame>
        <draw:line draw:style-name="gr4" draw:text-style-name="P1" draw:layer="layout" svg:x1="7.254cm" svg:y1="15.117cm" svg:x2="7.254cm" svg:y2="15.62cm">
          <text:p text:style-name="P2"/>
        </draw:line>
        <draw:line draw:style-name="gr4" draw:text-style-name="P1" draw:layer="layout" svg:x1="7.947cm" svg:y1="15.118cm" svg:x2="7.947cm" svg:y2="15.621cm">
          <text:p text:style-name="P2"/>
        </draw:line>
        <draw:frame draw:style-name="gr2" draw:text-style-name="P4" draw:layer="layout" svg:width="0.972cm" svg:height="0.573cm" svg:x="7.134cm" svg:y="15.096cm">
          <draw:text-box>
            <text:p text:style-name="P2"><text:span text:style-name="T2">op2</text:span></text:p>
          </draw:text-box>
        </draw:frame>
        <draw:frame draw:style-name="gr2" draw:text-style-name="P4" draw:layer="layout" svg:width="0.896cm" svg:height="0.573cm" svg:x="4.231cm" svg:y="15.105cm">
          <draw:text-box>
            <text:p text:style-name="P2"><text:span text:style-name="T2">BR</text:span></text:p>
          </draw:text-box>
        </draw:frame>
        <draw:frame draw:style-name="gr2" draw:text-style-name="P4" draw:layer="layout" svg:width="0.896cm" svg:height="0.573cm" svg:x="6.134cm" svg:y="15.097cm">
          <draw:text-box>
            <text:p text:style-name="P2"><text:span text:style-name="T2">rs1</text:span></text:p>
          </draw:text-box>
        </draw:frame>
        <draw:frame draw:style-name="gr2" draw:text-style-name="P4" draw:layer="layout" svg:width="1.353cm" svg:height="0.573cm" svg:x="8.234cm" svg:y="15.097cm">
          <draw:text-box>
            <text:p text:style-name="P2"><text:span text:style-name="T2">imm14</text:span></text:p>
          </draw:text-box>
        </draw:frame>
        <draw:rect draw:style-name="gr1" draw:text-style-name="P1" draw:layer="layout" svg:width="5.371cm" svg:height="0.502cm" svg:x="4.316cm" svg:y="16.406cm">
          <text:p text:style-name="P2"/>
        </draw:rect>
        <draw:line draw:style-name="gr4" draw:text-style-name="P1" draw:layer="layout" svg:x1="4.962cm" svg:y1="16.403cm" svg:x2="4.962cm" svg:y2="16.906cm">
          <text:p text:style-name="P2"/>
        </draw:line>
        <draw:line draw:style-name="gr4" draw:text-style-name="P1" draw:layer="layout" svg:x1="4.967cm" svg:y1="16.403cm" svg:x2="4.967cm" svg:y2="16.906cm">
          <text:p text:style-name="P2"/>
        </draw:line>
        <draw:line draw:style-name="gr4" draw:text-style-name="P1" draw:layer="layout" svg:x1="6.18cm" svg:y1="16.404cm" svg:x2="6.18cm" svg:y2="16.907cm">
          <text:p text:style-name="P2"/>
        </draw:line>
        <draw:frame draw:style-name="gr2" draw:text-style-name="P4" draw:layer="layout" svg:width="1.294cm" svg:height="0.573cm" svg:x="4.924cm" svg:y="16.403cm">
          <draw:text-box>
            <text:p text:style-name="P2"><text:span text:style-name="T2">BPGE</text:span></text:p>
          </draw:text-box>
        </draw:frame>
        <draw:line draw:style-name="gr4" draw:text-style-name="P1" draw:layer="layout" svg:x1="7.255cm" svg:y1="16.418cm" svg:x2="7.255cm" svg:y2="16.921cm">
          <text:p text:style-name="P2"/>
        </draw:line>
        <draw:line draw:style-name="gr4" draw:text-style-name="P1" draw:layer="layout" svg:x1="7.948cm" svg:y1="16.419cm" svg:x2="7.948cm" svg:y2="16.922cm">
          <text:p text:style-name="P2"/>
        </draw:line>
        <draw:frame draw:style-name="gr2" draw:text-style-name="P4" draw:layer="layout" svg:width="0.972cm" svg:height="0.573cm" svg:x="7.135cm" svg:y="16.397cm">
          <draw:text-box>
            <text:p text:style-name="P2"><text:span text:style-name="T2">op2</text:span></text:p>
          </draw:text-box>
        </draw:frame>
        <draw:frame draw:style-name="gr2" draw:text-style-name="P4" draw:layer="layout" svg:width="0.896cm" svg:height="0.573cm" svg:x="4.232cm" svg:y="16.406cm">
          <draw:text-box>
            <text:p text:style-name="P2"><text:span text:style-name="T2">BR</text:span></text:p>
          </draw:text-box>
        </draw:frame>
        <draw:frame draw:style-name="gr2" draw:text-style-name="P4" draw:layer="layout" svg:width="0.896cm" svg:height="0.573cm" svg:x="6.135cm" svg:y="16.398cm">
          <draw:text-box>
            <text:p text:style-name="P2"><text:span text:style-name="T2">rs1</text:span></text:p>
          </draw:text-box>
        </draw:frame>
        <draw:frame draw:style-name="gr2" draw:text-style-name="P4" draw:layer="layout" svg:width="1.353cm" svg:height="0.573cm" svg:x="8.235cm" svg:y="16.398cm">
          <draw:text-box>
            <text:p text:style-name="P2"><text:span text:style-name="T2">imm14</text:span></text:p>
          </draw:text-box>
        </draw:frame>
        <draw:frame draw:style-name="gr2" draw:text-style-name="P6" draw:layer="layout" svg:width="0.743cm" svg:height="0.573cm" draw:transform="rotate (1.5707963267946) translate (15.461cm 15.15cm)">
          <draw:text-box>
            <text:p text:style-name="P2"><text:span text:style-name="T6">...</text:span></text:p>
          </draw:text-box>
        </draw:frame>
        <draw:frame draw:style-name="gr2" draw:text-style-name="P6" draw:layer="layout" svg:width="0.743cm" svg:height="0.573cm" draw:transform="rotate (1.5707963267946) translate (6.362cm 16.407cm)">
          <draw:text-box>
            <text:p text:style-name="P2"><text:span text:style-name="T6">...</text:span></text:p>
          </draw:text-box>
        </draw:frame>
        <draw:g>
          <draw:frame draw:style-name="gr5" draw:text-style-name="P7" draw:layer="layout" svg:width="0.659cm" svg:height="0.573cm" svg:x="9.419cm" svg:y="10.912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3.945cm" svg:y="10.912cm">
            <draw:text-box>
              <text:p text:style-name="P2"><text:span text:style-name="T2">31</text:span></text:p>
            </draw:text-box>
          </draw:frame>
          <draw:frame draw:style-name="gr6" draw:text-style-name="P7" draw:layer="layout" svg:width="0.815cm" svg:height="0.573cm" svg:x="4.793cm" svg:y="10.912cm">
            <draw:text-box>
              <text:p text:style-name="P2"><text:span text:style-name="T2">29</text:span></text:p>
            </draw:text-box>
          </draw:frame>
          <draw:frame draw:style-name="gr7" draw:text-style-name="P7" draw:layer="layout" svg:width="0.815cm" svg:height="0.573cm" svg:x="5.608cm" svg:y="10.912cm">
            <draw:text-box>
              <text:p text:style-name="P2"><text:span text:style-name="T2">25</text:span></text:p>
            </draw:text-box>
          </draw:frame>
          <draw:frame draw:style-name="gr2" draw:text-style-name="P4" draw:layer="layout" svg:width="0.815cm" svg:height="0.573cm" svg:x="7.365cm" svg:y="10.912cm">
            <draw:text-box>
              <text:p text:style-name="P2"><text:span text:style-name="T2">15</text:span></text:p>
            </draw:text-box>
          </draw:frame>
          <draw:frame draw:style-name="gr8" draw:text-style-name="P7" draw:layer="layout" svg:width="0.815cm" svg:height="0.573cm" svg:x="6.984cm" svg:y="10.912cm">
            <draw:text-box>
              <text:p text:style-name="P2"><text:span text:style-name="T2">16</text:span></text:p>
            </draw:text-box>
          </draw:frame>
          <draw:frame draw:style-name="gr9" draw:text-style-name="P7" draw:layer="layout" svg:width="0.815cm" svg:height="0.573cm" svg:x="5.976cm" svg:y="10.912cm">
            <draw:text-box>
              <text:p text:style-name="P2"><text:span text:style-name="T2">24</text:span></text:p>
            </draw:text-box>
          </draw:frame>
          <draw:frame draw:style-name="gr10" draw:text-style-name="P7" draw:layer="layout" svg:width="0.815cm" svg:height="0.573cm" svg:x="6.686cm" svg:y="10.912cm">
            <draw:text-box>
              <text:p text:style-name="P2"><text:span text:style-name="T2">17</text:span></text:p>
            </draw:text-box>
          </draw:frame>
          <draw:frame draw:style-name="gr11" draw:text-style-name="P7" draw:layer="layout" svg:width="0.815cm" svg:height="0.573cm" svg:x="7.699cm" svg:y="10.912cm">
            <draw:text-box>
              <text:p text:style-name="P2"><text:span text:style-name="T2">14</text:span></text:p>
            </draw:text-box>
          </draw:frame>
          <draw:frame draw:style-name="gr12" draw:text-style-name="P7" draw:layer="layout" svg:width="0.815cm" svg:height="0.573cm" svg:x="4.446cm" svg:y="10.912cm">
            <draw:text-box>
              <text:p text:style-name="P2"><text:span text:style-name="T2">30</text:span></text:p>
            </draw:text-box>
          </draw:frame>
        </draw:g>
        <draw:frame draw:style-name="gr2" draw:text-style-name="P3" draw:layer="layout" svg:width="2.005cm" svg:height="0.649cm" svg:x="1.001cm" svg:y="4.714cm">
          <draw:text-box>
            <text:p text:style-name="P2"><text:span text:style-name="T1">csl_enum</text:span></text:p>
          </draw:text-box>
        </draw:frame>
        <draw:frame draw:style-name="gr2" draw:text-style-name="P4" draw:layer="layout" svg:width="1.074cm" svg:height="0.573cm" svg:x="2.993cm" svg:y="11.341cm">
          <draw:text-box>
            <text:p text:style-name="P2"><text:span text:style-name="T2">BPE</text:span></text:p>
          </draw:text-box>
        </draw:frame>
        <draw:frame draw:style-name="gr2" draw:text-style-name="P4" draw:layer="layout" svg:width="1.103cm" svg:height="0.573cm" svg:x="2.993cm" svg:y="12.542cm">
          <draw:text-box>
            <text:p text:style-name="P2"><text:span text:style-name="T2">BPG</text:span></text:p>
          </draw:text-box>
        </draw:frame>
        <draw:frame draw:style-name="gr2" draw:text-style-name="P4" draw:layer="layout" svg:width="1.433cm" svg:height="0.573cm" svg:x="2.993cm" svg:y="15.121cm">
          <draw:text-box>
            <text:p text:style-name="P2"><text:span text:style-name="T2">BPLEU</text:span></text:p>
          </draw:text-box>
        </draw:frame>
        <draw:frame draw:style-name="gr2" draw:text-style-name="P4" draw:layer="layout" svg:width="1.052cm" svg:height="0.573cm" svg:x="2.993cm" svg:y="13.743cm">
          <draw:text-box>
            <text:p text:style-name="P2"><text:span text:style-name="T2">BPA</text:span></text:p>
          </draw:text-box>
        </draw:frame>
        <draw:frame draw:style-name="gr2" draw:text-style-name="P4" draw:layer="layout" svg:width="1.294cm" svg:height="0.573cm" svg:x="2.993cm" svg:y="16.344cm">
          <draw:text-box>
            <text:p text:style-name="P2"><text:span text:style-name="T2">BPGE</text:span></text:p>
          </draw:text-box>
        </draw:frame>
        <draw:frame draw:style-name="gr2" draw:text-style-name="P4" draw:layer="layout" svg:width="1.226cm" svg:height="0.573cm" svg:x="11.735cm" svg:y="11.335cm">
          <draw:text-box>
            <text:p text:style-name="P2"><text:span text:style-name="T2">BRLZ</text:span></text:p>
          </draw:text-box>
        </draw:frame>
        <draw:frame draw:style-name="gr2" draw:text-style-name="P4" draw:layer="layout" svg:width="1.069cm" svg:height="0.573cm" svg:x="11.735cm" svg:y="12.551cm">
          <draw:text-box>
            <text:p text:style-name="P2"><text:span text:style-name="T2">BRZ</text:span></text:p>
          </draw:text-box>
        </draw:frame>
        <draw:frame draw:style-name="gr2" draw:text-style-name="P4" draw:layer="layout" svg:width="1.48cm" svg:height="0.573cm" svg:x="11.735cm" svg:y="13.732cm">
          <draw:text-box>
            <text:p text:style-name="P2"><text:span text:style-name="T2">BRGEZ</text:span></text:p>
          </draw:text-box>
        </draw:frame>
        <draw:frame draw:style-name="gr2" draw:text-style-name="P4" draw:layer="layout" svg:width="1.272cm" svg:height="0.573cm" svg:x="11.735cm" svg:y="15.352cm">
          <draw:text-box>
            <text:p text:style-name="P2"><text:span text:style-name="T2">BRNZ</text:span></text:p>
          </draw:text-box>
        </draw:frame>
        <draw:line draw:style-name="gr4" draw:text-style-name="P1" draw:layer="layout" svg:x1="7.566cm" svg:y1="4.441cm" svg:x2="8.947cm" svg:y2="4.441cm">
          <text:p text:style-name="P2"/>
        </draw:line>
        <draw:line draw:style-name="gr4" draw:text-style-name="P1" draw:layer="layout" svg:x1="6.771cm" svg:y1="7.348cm" svg:x2="6.771cm" svg:y2="11.353cm">
          <text:p text:style-name="P2"/>
        </draw:line>
        <draw:line draw:style-name="gr4" draw:text-style-name="P1" draw:layer="layout" svg:x1="15.719cm" svg:y1="7.348cm" svg:x2="15.719cm" svg:y2="11.365cm">
          <text:p text:style-name="P2"/>
        </draw:line>
        <draw:frame draw:style-name="gr2" draw:text-style-name="P8" draw:layer="layout" svg:width="3.478cm" svg:height="0.81cm" svg:x="9.054cm" svg:y="17.587cm">
          <draw:text-box>
            <text:p text:style-name="P2"><text:span text:style-name="T7">ISA Elements</text:span></text:p>
          </draw:text-box>
        </draw:frame>
        <draw:g>
          <draw:frame draw:style-name="gr5" draw:text-style-name="P7" draw:layer="layout" svg:width="0.659cm" svg:height="0.573cm" svg:x="9.42cm" svg:y="12.113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3.946cm" svg:y="12.113cm">
            <draw:text-box>
              <text:p text:style-name="P2"><text:span text:style-name="T2">31</text:span></text:p>
            </draw:text-box>
          </draw:frame>
          <draw:frame draw:style-name="gr6" draw:text-style-name="P7" draw:layer="layout" svg:width="0.815cm" svg:height="0.573cm" svg:x="4.794cm" svg:y="12.113cm">
            <draw:text-box>
              <text:p text:style-name="P2"><text:span text:style-name="T2">29</text:span></text:p>
            </draw:text-box>
          </draw:frame>
          <draw:frame draw:style-name="gr7" draw:text-style-name="P7" draw:layer="layout" svg:width="0.815cm" svg:height="0.573cm" svg:x="5.609cm" svg:y="12.113cm">
            <draw:text-box>
              <text:p text:style-name="P2"><text:span text:style-name="T2">25</text:span></text:p>
            </draw:text-box>
          </draw:frame>
          <draw:frame draw:style-name="gr2" draw:text-style-name="P4" draw:layer="layout" svg:width="0.815cm" svg:height="0.573cm" svg:x="7.366cm" svg:y="12.113cm">
            <draw:text-box>
              <text:p text:style-name="P2"><text:span text:style-name="T2">15</text:span></text:p>
            </draw:text-box>
          </draw:frame>
          <draw:frame draw:style-name="gr8" draw:text-style-name="P7" draw:layer="layout" svg:width="0.815cm" svg:height="0.573cm" svg:x="6.985cm" svg:y="12.113cm">
            <draw:text-box>
              <text:p text:style-name="P2"><text:span text:style-name="T2">16</text:span></text:p>
            </draw:text-box>
          </draw:frame>
          <draw:frame draw:style-name="gr9" draw:text-style-name="P7" draw:layer="layout" svg:width="0.815cm" svg:height="0.573cm" svg:x="5.977cm" svg:y="12.113cm">
            <draw:text-box>
              <text:p text:style-name="P2"><text:span text:style-name="T2">24</text:span></text:p>
            </draw:text-box>
          </draw:frame>
          <draw:frame draw:style-name="gr10" draw:text-style-name="P7" draw:layer="layout" svg:width="0.815cm" svg:height="0.573cm" svg:x="6.687cm" svg:y="12.113cm">
            <draw:text-box>
              <text:p text:style-name="P2"><text:span text:style-name="T2">17</text:span></text:p>
            </draw:text-box>
          </draw:frame>
          <draw:frame draw:style-name="gr11" draw:text-style-name="P7" draw:layer="layout" svg:width="0.815cm" svg:height="0.573cm" svg:x="7.7cm" svg:y="12.113cm">
            <draw:text-box>
              <text:p text:style-name="P2"><text:span text:style-name="T2">14</text:span></text:p>
            </draw:text-box>
          </draw:frame>
          <draw:frame draw:style-name="gr12" draw:text-style-name="P7" draw:layer="layout" svg:width="0.815cm" svg:height="0.573cm" svg:x="4.447cm" svg:y="12.113cm">
            <draw:text-box>
              <text:p text:style-name="P2"><text:span text:style-name="T2">30</text:span></text:p>
            </draw:text-box>
          </draw:frame>
        </draw:g>
        <draw:g>
          <draw:frame draw:style-name="gr5" draw:text-style-name="P7" draw:layer="layout" svg:width="0.659cm" svg:height="0.573cm" svg:x="9.421cm" svg:y="13.314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3.947cm" svg:y="13.314cm">
            <draw:text-box>
              <text:p text:style-name="P2"><text:span text:style-name="T2">31</text:span></text:p>
            </draw:text-box>
          </draw:frame>
          <draw:frame draw:style-name="gr6" draw:text-style-name="P7" draw:layer="layout" svg:width="0.815cm" svg:height="0.573cm" svg:x="4.795cm" svg:y="13.314cm">
            <draw:text-box>
              <text:p text:style-name="P2"><text:span text:style-name="T2">29</text:span></text:p>
            </draw:text-box>
          </draw:frame>
          <draw:frame draw:style-name="gr7" draw:text-style-name="P7" draw:layer="layout" svg:width="0.815cm" svg:height="0.573cm" svg:x="5.61cm" svg:y="13.314cm">
            <draw:text-box>
              <text:p text:style-name="P2"><text:span text:style-name="T2">25</text:span></text:p>
            </draw:text-box>
          </draw:frame>
          <draw:frame draw:style-name="gr2" draw:text-style-name="P4" draw:layer="layout" svg:width="0.815cm" svg:height="0.573cm" svg:x="7.367cm" svg:y="13.314cm">
            <draw:text-box>
              <text:p text:style-name="P2"><text:span text:style-name="T2">15</text:span></text:p>
            </draw:text-box>
          </draw:frame>
          <draw:frame draw:style-name="gr8" draw:text-style-name="P7" draw:layer="layout" svg:width="0.815cm" svg:height="0.573cm" svg:x="6.986cm" svg:y="13.314cm">
            <draw:text-box>
              <text:p text:style-name="P2"><text:span text:style-name="T2">16</text:span></text:p>
            </draw:text-box>
          </draw:frame>
          <draw:frame draw:style-name="gr9" draw:text-style-name="P7" draw:layer="layout" svg:width="0.815cm" svg:height="0.573cm" svg:x="5.978cm" svg:y="13.314cm">
            <draw:text-box>
              <text:p text:style-name="P2"><text:span text:style-name="T2">24</text:span></text:p>
            </draw:text-box>
          </draw:frame>
          <draw:frame draw:style-name="gr10" draw:text-style-name="P7" draw:layer="layout" svg:width="0.815cm" svg:height="0.573cm" svg:x="6.688cm" svg:y="13.314cm">
            <draw:text-box>
              <text:p text:style-name="P2"><text:span text:style-name="T2">17</text:span></text:p>
            </draw:text-box>
          </draw:frame>
          <draw:frame draw:style-name="gr11" draw:text-style-name="P7" draw:layer="layout" svg:width="0.815cm" svg:height="0.573cm" svg:x="7.701cm" svg:y="13.314cm">
            <draw:text-box>
              <text:p text:style-name="P2"><text:span text:style-name="T2">14</text:span></text:p>
            </draw:text-box>
          </draw:frame>
          <draw:frame draw:style-name="gr12" draw:text-style-name="P7" draw:layer="layout" svg:width="0.815cm" svg:height="0.573cm" svg:x="4.448cm" svg:y="13.314cm">
            <draw:text-box>
              <text:p text:style-name="P2"><text:span text:style-name="T2">30</text:span></text:p>
            </draw:text-box>
          </draw:frame>
        </draw:g>
        <draw:g>
          <draw:frame draw:style-name="gr5" draw:text-style-name="P7" draw:layer="layout" svg:width="0.659cm" svg:height="0.573cm" svg:x="9.422cm" svg:y="14.645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3.948cm" svg:y="14.645cm">
            <draw:text-box>
              <text:p text:style-name="P2"><text:span text:style-name="T2">31</text:span></text:p>
            </draw:text-box>
          </draw:frame>
          <draw:frame draw:style-name="gr6" draw:text-style-name="P7" draw:layer="layout" svg:width="0.815cm" svg:height="0.573cm" svg:x="4.796cm" svg:y="14.645cm">
            <draw:text-box>
              <text:p text:style-name="P2"><text:span text:style-name="T2">29</text:span></text:p>
            </draw:text-box>
          </draw:frame>
          <draw:frame draw:style-name="gr7" draw:text-style-name="P7" draw:layer="layout" svg:width="0.815cm" svg:height="0.573cm" svg:x="5.611cm" svg:y="14.645cm">
            <draw:text-box>
              <text:p text:style-name="P2"><text:span text:style-name="T2">25</text:span></text:p>
            </draw:text-box>
          </draw:frame>
          <draw:frame draw:style-name="gr2" draw:text-style-name="P4" draw:layer="layout" svg:width="0.815cm" svg:height="0.573cm" svg:x="7.368cm" svg:y="14.645cm">
            <draw:text-box>
              <text:p text:style-name="P2"><text:span text:style-name="T2">15</text:span></text:p>
            </draw:text-box>
          </draw:frame>
          <draw:frame draw:style-name="gr8" draw:text-style-name="P7" draw:layer="layout" svg:width="0.815cm" svg:height="0.573cm" svg:x="6.987cm" svg:y="14.645cm">
            <draw:text-box>
              <text:p text:style-name="P2"><text:span text:style-name="T2">16</text:span></text:p>
            </draw:text-box>
          </draw:frame>
          <draw:frame draw:style-name="gr9" draw:text-style-name="P7" draw:layer="layout" svg:width="0.815cm" svg:height="0.573cm" svg:x="5.979cm" svg:y="14.645cm">
            <draw:text-box>
              <text:p text:style-name="P2"><text:span text:style-name="T2">24</text:span></text:p>
            </draw:text-box>
          </draw:frame>
          <draw:frame draw:style-name="gr10" draw:text-style-name="P7" draw:layer="layout" svg:width="0.815cm" svg:height="0.573cm" svg:x="6.689cm" svg:y="14.645cm">
            <draw:text-box>
              <text:p text:style-name="P2"><text:span text:style-name="T2">17</text:span></text:p>
            </draw:text-box>
          </draw:frame>
          <draw:frame draw:style-name="gr11" draw:text-style-name="P7" draw:layer="layout" svg:width="0.815cm" svg:height="0.573cm" svg:x="7.702cm" svg:y="14.645cm">
            <draw:text-box>
              <text:p text:style-name="P2"><text:span text:style-name="T2">14</text:span></text:p>
            </draw:text-box>
          </draw:frame>
          <draw:frame draw:style-name="gr12" draw:text-style-name="P7" draw:layer="layout" svg:width="0.815cm" svg:height="0.573cm" svg:x="4.449cm" svg:y="14.645cm">
            <draw:text-box>
              <text:p text:style-name="P2"><text:span text:style-name="T2">30</text:span></text:p>
            </draw:text-box>
          </draw:frame>
        </draw:g>
        <draw:g>
          <draw:frame draw:style-name="gr5" draw:text-style-name="P7" draw:layer="layout" svg:width="0.659cm" svg:height="0.573cm" svg:x="9.423cm" svg:y="15.946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3.949cm" svg:y="15.946cm">
            <draw:text-box>
              <text:p text:style-name="P2"><text:span text:style-name="T2">31</text:span></text:p>
            </draw:text-box>
          </draw:frame>
          <draw:frame draw:style-name="gr6" draw:text-style-name="P7" draw:layer="layout" svg:width="0.815cm" svg:height="0.573cm" svg:x="4.797cm" svg:y="15.946cm">
            <draw:text-box>
              <text:p text:style-name="P2"><text:span text:style-name="T2">29</text:span></text:p>
            </draw:text-box>
          </draw:frame>
          <draw:frame draw:style-name="gr7" draw:text-style-name="P7" draw:layer="layout" svg:width="0.815cm" svg:height="0.573cm" svg:x="5.612cm" svg:y="15.946cm">
            <draw:text-box>
              <text:p text:style-name="P2"><text:span text:style-name="T2">25</text:span></text:p>
            </draw:text-box>
          </draw:frame>
          <draw:frame draw:style-name="gr2" draw:text-style-name="P4" draw:layer="layout" svg:width="0.815cm" svg:height="0.573cm" svg:x="7.369cm" svg:y="15.946cm">
            <draw:text-box>
              <text:p text:style-name="P2"><text:span text:style-name="T2">15</text:span></text:p>
            </draw:text-box>
          </draw:frame>
          <draw:frame draw:style-name="gr8" draw:text-style-name="P7" draw:layer="layout" svg:width="0.815cm" svg:height="0.573cm" svg:x="6.988cm" svg:y="15.946cm">
            <draw:text-box>
              <text:p text:style-name="P2"><text:span text:style-name="T2">16</text:span></text:p>
            </draw:text-box>
          </draw:frame>
          <draw:frame draw:style-name="gr9" draw:text-style-name="P7" draw:layer="layout" svg:width="0.815cm" svg:height="0.573cm" svg:x="5.98cm" svg:y="15.946cm">
            <draw:text-box>
              <text:p text:style-name="P2"><text:span text:style-name="T2">24</text:span></text:p>
            </draw:text-box>
          </draw:frame>
          <draw:frame draw:style-name="gr10" draw:text-style-name="P7" draw:layer="layout" svg:width="0.815cm" svg:height="0.573cm" svg:x="6.69cm" svg:y="15.946cm">
            <draw:text-box>
              <text:p text:style-name="P2"><text:span text:style-name="T2">17</text:span></text:p>
            </draw:text-box>
          </draw:frame>
          <draw:frame draw:style-name="gr11" draw:text-style-name="P7" draw:layer="layout" svg:width="0.815cm" svg:height="0.573cm" svg:x="7.703cm" svg:y="15.946cm">
            <draw:text-box>
              <text:p text:style-name="P2"><text:span text:style-name="T2">14</text:span></text:p>
            </draw:text-box>
          </draw:frame>
          <draw:frame draw:style-name="gr12" draw:text-style-name="P7" draw:layer="layout" svg:width="0.815cm" svg:height="0.573cm" svg:x="4.45cm" svg:y="15.946cm">
            <draw:text-box>
              <text:p text:style-name="P2"><text:span text:style-name="T2">30</text:span></text:p>
            </draw:text-box>
          </draw:frame>
        </draw:g>
        <draw:g>
          <draw:frame draw:style-name="gr5" draw:text-style-name="P7" draw:layer="layout" svg:width="0.659cm" svg:height="0.573cm" svg:x="9.401cm" svg:y="6.394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3.927cm" svg:y="6.394cm">
            <draw:text-box>
              <text:p text:style-name="P2"><text:span text:style-name="T2">31</text:span></text:p>
            </draw:text-box>
          </draw:frame>
          <draw:frame draw:style-name="gr6" draw:text-style-name="P7" draw:layer="layout" svg:width="0.815cm" svg:height="0.573cm" svg:x="4.775cm" svg:y="6.394cm">
            <draw:text-box>
              <text:p text:style-name="P2"><text:span text:style-name="T2">29</text:span></text:p>
            </draw:text-box>
          </draw:frame>
          <draw:frame draw:style-name="gr7" draw:text-style-name="P7" draw:layer="layout" svg:width="0.815cm" svg:height="0.573cm" svg:x="5.59cm" svg:y="6.394cm">
            <draw:text-box>
              <text:p text:style-name="P2"><text:span text:style-name="T2">25</text:span></text:p>
            </draw:text-box>
          </draw:frame>
          <draw:frame draw:style-name="gr2" draw:text-style-name="P4" draw:layer="layout" svg:width="0.815cm" svg:height="0.573cm" svg:x="7.347cm" svg:y="6.394cm">
            <draw:text-box>
              <text:p text:style-name="P2"><text:span text:style-name="T2">15</text:span></text:p>
            </draw:text-box>
          </draw:frame>
          <draw:frame draw:style-name="gr8" draw:text-style-name="P7" draw:layer="layout" svg:width="0.815cm" svg:height="0.573cm" svg:x="6.966cm" svg:y="6.394cm">
            <draw:text-box>
              <text:p text:style-name="P2"><text:span text:style-name="T2">16</text:span></text:p>
            </draw:text-box>
          </draw:frame>
          <draw:frame draw:style-name="gr9" draw:text-style-name="P7" draw:layer="layout" svg:width="0.815cm" svg:height="0.573cm" svg:x="5.958cm" svg:y="6.394cm">
            <draw:text-box>
              <text:p text:style-name="P2"><text:span text:style-name="T2">24</text:span></text:p>
            </draw:text-box>
          </draw:frame>
          <draw:frame draw:style-name="gr10" draw:text-style-name="P7" draw:layer="layout" svg:width="0.815cm" svg:height="0.573cm" svg:x="6.668cm" svg:y="6.394cm">
            <draw:text-box>
              <text:p text:style-name="P2"><text:span text:style-name="T2">17</text:span></text:p>
            </draw:text-box>
          </draw:frame>
          <draw:frame draw:style-name="gr11" draw:text-style-name="P7" draw:layer="layout" svg:width="0.815cm" svg:height="0.573cm" svg:x="7.681cm" svg:y="6.394cm">
            <draw:text-box>
              <text:p text:style-name="P2"><text:span text:style-name="T2">14</text:span></text:p>
            </draw:text-box>
          </draw:frame>
          <draw:frame draw:style-name="gr12" draw:text-style-name="P7" draw:layer="layout" svg:width="0.815cm" svg:height="0.573cm" svg:x="4.428cm" svg:y="6.394cm">
            <draw:text-box>
              <text:p text:style-name="P2"><text:span text:style-name="T2">30</text:span></text:p>
            </draw:text-box>
          </draw:frame>
        </draw:g>
        <draw:g>
          <draw:frame draw:style-name="gr2" draw:text-style-name="P4" draw:layer="layout" svg:width="0.659cm" svg:height="0.573cm" svg:x="18.343cm" svg:y="6.391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12.745cm" svg:y="6.391cm">
            <draw:text-box>
              <text:p text:style-name="P2"><text:span text:style-name="T2">31</text:span></text:p>
            </draw:text-box>
          </draw:frame>
          <draw:frame draw:style-name="gr2" draw:text-style-name="P4" draw:layer="layout" svg:width="0.815cm" svg:height="0.573cm" svg:x="13.654cm" svg:y="6.391cm">
            <draw:text-box>
              <text:p text:style-name="P2"><text:span text:style-name="T2">29</text:span></text:p>
            </draw:text-box>
          </draw:frame>
          <draw:frame draw:style-name="gr2" draw:text-style-name="P4" draw:layer="layout" svg:width="0.815cm" svg:height="0.573cm" svg:x="14.506cm" svg:y="6.391cm">
            <draw:text-box>
              <text:p text:style-name="P2"><text:span text:style-name="T2">27</text:span></text:p>
            </draw:text-box>
          </draw:frame>
          <draw:frame draw:style-name="gr2" draw:text-style-name="P4" draw:layer="layout" svg:width="0.815cm" svg:height="0.573cm" svg:x="16.304cm" svg:y="6.391cm">
            <draw:text-box>
              <text:p text:style-name="P2"><text:span text:style-name="T2">15</text:span></text:p>
            </draw:text-box>
          </draw:frame>
          <draw:frame draw:style-name="gr2" draw:text-style-name="P4" draw:layer="layout" svg:width="0.815cm" svg:height="0.573cm" svg:x="15.89cm" svg:y="6.391cm">
            <draw:text-box>
              <text:p text:style-name="P2"><text:span text:style-name="T2">16</text:span></text:p>
            </draw:text-box>
          </draw:frame>
          <draw:frame draw:style-name="gr2" draw:text-style-name="P4" draw:layer="layout" svg:width="0.815cm" svg:height="0.573cm" svg:x="13.28cm" svg:y="6.391cm">
            <draw:text-box>
              <text:p text:style-name="P2"><text:span text:style-name="T2">30</text:span></text:p>
            </draw:text-box>
          </draw:frame>
          <draw:frame draw:style-name="gr2" draw:text-style-name="P4" draw:layer="layout" svg:width="0.815cm" svg:height="0.573cm" svg:x="14.907cm" svg:y="6.391cm">
            <draw:text-box>
              <text:p text:style-name="P2"><text:span text:style-name="T2">26</text:span></text:p>
            </draw:text-box>
          </draw:frame>
          <draw:frame draw:style-name="gr2" draw:text-style-name="P4" draw:layer="layout" svg:width="0.815cm" svg:height="0.573cm" svg:x="15.491cm" svg:y="6.391cm">
            <draw:text-box>
              <text:p text:style-name="P2"><text:span text:style-name="T2">17</text:span></text:p>
            </draw:text-box>
          </draw:frame>
          <draw:frame draw:style-name="gr2" draw:text-style-name="P4" draw:layer="layout" svg:width="0.815cm" svg:height="0.573cm" svg:x="16.605cm" svg:y="6.391cm">
            <draw:text-box>
              <text:p text:style-name="P2"><text:span text:style-name="T2">14</text:span></text:p>
            </draw:text-box>
          </draw:frame>
          <draw:frame draw:style-name="gr2" draw:text-style-name="P4" draw:layer="layout" svg:width="0.659cm" svg:height="0.573cm" svg:x="17.606cm" svg:y="6.391cm">
            <draw:text-box>
              <text:p text:style-name="P2"><text:span text:style-name="T2">4</text:span></text:p>
            </draw:text-box>
          </draw:frame>
          <draw:frame draw:style-name="gr2" draw:text-style-name="P4" draw:layer="layout" svg:width="0.659cm" svg:height="0.573cm" svg:x="17.807cm" svg:y="6.391cm">
            <draw:text-box>
              <text:p text:style-name="P2"><text:span text:style-name="T2">3</text:span></text:p>
            </draw:text-box>
          </draw:frame>
        </draw:g>
        <draw:g>
          <draw:frame draw:style-name="gr2" draw:text-style-name="P4" draw:layer="layout" svg:width="0.659cm" svg:height="0.573cm" svg:x="18.344cm" svg:y="10.892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12.746cm" svg:y="10.892cm">
            <draw:text-box>
              <text:p text:style-name="P2"><text:span text:style-name="T2">31</text:span></text:p>
            </draw:text-box>
          </draw:frame>
          <draw:frame draw:style-name="gr2" draw:text-style-name="P4" draw:layer="layout" svg:width="0.815cm" svg:height="0.573cm" svg:x="13.655cm" svg:y="10.892cm">
            <draw:text-box>
              <text:p text:style-name="P2"><text:span text:style-name="T2">29</text:span></text:p>
            </draw:text-box>
          </draw:frame>
          <draw:frame draw:style-name="gr2" draw:text-style-name="P4" draw:layer="layout" svg:width="0.815cm" svg:height="0.573cm" svg:x="14.507cm" svg:y="10.892cm">
            <draw:text-box>
              <text:p text:style-name="P2"><text:span text:style-name="T2">27</text:span></text:p>
            </draw:text-box>
          </draw:frame>
          <draw:frame draw:style-name="gr2" draw:text-style-name="P4" draw:layer="layout" svg:width="0.815cm" svg:height="0.573cm" svg:x="16.305cm" svg:y="10.892cm">
            <draw:text-box>
              <text:p text:style-name="P2"><text:span text:style-name="T2">15</text:span></text:p>
            </draw:text-box>
          </draw:frame>
          <draw:frame draw:style-name="gr2" draw:text-style-name="P4" draw:layer="layout" svg:width="0.815cm" svg:height="0.573cm" svg:x="15.891cm" svg:y="10.892cm">
            <draw:text-box>
              <text:p text:style-name="P2"><text:span text:style-name="T2">16</text:span></text:p>
            </draw:text-box>
          </draw:frame>
          <draw:frame draw:style-name="gr2" draw:text-style-name="P4" draw:layer="layout" svg:width="0.815cm" svg:height="0.573cm" svg:x="13.281cm" svg:y="10.892cm">
            <draw:text-box>
              <text:p text:style-name="P2"><text:span text:style-name="T2">30</text:span></text:p>
            </draw:text-box>
          </draw:frame>
          <draw:frame draw:style-name="gr2" draw:text-style-name="P4" draw:layer="layout" svg:width="0.815cm" svg:height="0.573cm" svg:x="14.908cm" svg:y="10.892cm">
            <draw:text-box>
              <text:p text:style-name="P2"><text:span text:style-name="T2">26</text:span></text:p>
            </draw:text-box>
          </draw:frame>
          <draw:frame draw:style-name="gr2" draw:text-style-name="P4" draw:layer="layout" svg:width="0.815cm" svg:height="0.573cm" svg:x="15.492cm" svg:y="10.892cm">
            <draw:text-box>
              <text:p text:style-name="P2"><text:span text:style-name="T2">17</text:span></text:p>
            </draw:text-box>
          </draw:frame>
          <draw:frame draw:style-name="gr2" draw:text-style-name="P4" draw:layer="layout" svg:width="0.815cm" svg:height="0.573cm" svg:x="16.606cm" svg:y="10.892cm">
            <draw:text-box>
              <text:p text:style-name="P2"><text:span text:style-name="T2">14</text:span></text:p>
            </draw:text-box>
          </draw:frame>
          <draw:frame draw:style-name="gr2" draw:text-style-name="P4" draw:layer="layout" svg:width="0.659cm" svg:height="0.573cm" svg:x="17.607cm" svg:y="10.892cm">
            <draw:text-box>
              <text:p text:style-name="P2"><text:span text:style-name="T2">4</text:span></text:p>
            </draw:text-box>
          </draw:frame>
          <draw:frame draw:style-name="gr2" draw:text-style-name="P4" draw:layer="layout" svg:width="0.659cm" svg:height="0.573cm" svg:x="17.808cm" svg:y="10.892cm">
            <draw:text-box>
              <text:p text:style-name="P2"><text:span text:style-name="T2">3</text:span></text:p>
            </draw:text-box>
          </draw:frame>
        </draw:g>
        <draw:g>
          <draw:frame draw:style-name="gr2" draw:text-style-name="P4" draw:layer="layout" svg:width="0.659cm" svg:height="0.573cm" svg:x="18.345cm" svg:y="12.093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12.747cm" svg:y="12.093cm">
            <draw:text-box>
              <text:p text:style-name="P2"><text:span text:style-name="T2">31</text:span></text:p>
            </draw:text-box>
          </draw:frame>
          <draw:frame draw:style-name="gr2" draw:text-style-name="P4" draw:layer="layout" svg:width="0.815cm" svg:height="0.573cm" svg:x="13.656cm" svg:y="12.093cm">
            <draw:text-box>
              <text:p text:style-name="P2"><text:span text:style-name="T2">29</text:span></text:p>
            </draw:text-box>
          </draw:frame>
          <draw:frame draw:style-name="gr2" draw:text-style-name="P4" draw:layer="layout" svg:width="0.815cm" svg:height="0.573cm" svg:x="14.508cm" svg:y="12.093cm">
            <draw:text-box>
              <text:p text:style-name="P2"><text:span text:style-name="T2">27</text:span></text:p>
            </draw:text-box>
          </draw:frame>
          <draw:frame draw:style-name="gr2" draw:text-style-name="P4" draw:layer="layout" svg:width="0.815cm" svg:height="0.573cm" svg:x="16.306cm" svg:y="12.093cm">
            <draw:text-box>
              <text:p text:style-name="P2"><text:span text:style-name="T2">15</text:span></text:p>
            </draw:text-box>
          </draw:frame>
          <draw:frame draw:style-name="gr2" draw:text-style-name="P4" draw:layer="layout" svg:width="0.815cm" svg:height="0.573cm" svg:x="15.892cm" svg:y="12.093cm">
            <draw:text-box>
              <text:p text:style-name="P2"><text:span text:style-name="T2">16</text:span></text:p>
            </draw:text-box>
          </draw:frame>
          <draw:frame draw:style-name="gr2" draw:text-style-name="P4" draw:layer="layout" svg:width="0.815cm" svg:height="0.573cm" svg:x="13.282cm" svg:y="12.093cm">
            <draw:text-box>
              <text:p text:style-name="P2"><text:span text:style-name="T2">30</text:span></text:p>
            </draw:text-box>
          </draw:frame>
          <draw:frame draw:style-name="gr2" draw:text-style-name="P4" draw:layer="layout" svg:width="0.815cm" svg:height="0.573cm" svg:x="14.909cm" svg:y="12.093cm">
            <draw:text-box>
              <text:p text:style-name="P2"><text:span text:style-name="T2">26</text:span></text:p>
            </draw:text-box>
          </draw:frame>
          <draw:frame draw:style-name="gr2" draw:text-style-name="P4" draw:layer="layout" svg:width="0.815cm" svg:height="0.573cm" svg:x="15.493cm" svg:y="12.093cm">
            <draw:text-box>
              <text:p text:style-name="P2"><text:span text:style-name="T2">17</text:span></text:p>
            </draw:text-box>
          </draw:frame>
          <draw:frame draw:style-name="gr2" draw:text-style-name="P4" draw:layer="layout" svg:width="0.815cm" svg:height="0.573cm" svg:x="16.607cm" svg:y="12.093cm">
            <draw:text-box>
              <text:p text:style-name="P2"><text:span text:style-name="T2">14</text:span></text:p>
            </draw:text-box>
          </draw:frame>
          <draw:frame draw:style-name="gr2" draw:text-style-name="P4" draw:layer="layout" svg:width="0.659cm" svg:height="0.573cm" svg:x="17.608cm" svg:y="12.093cm">
            <draw:text-box>
              <text:p text:style-name="P2"><text:span text:style-name="T2">4</text:span></text:p>
            </draw:text-box>
          </draw:frame>
          <draw:frame draw:style-name="gr2" draw:text-style-name="P4" draw:layer="layout" svg:width="0.659cm" svg:height="0.573cm" svg:x="17.809cm" svg:y="12.093cm">
            <draw:text-box>
              <text:p text:style-name="P2"><text:span text:style-name="T2">3</text:span></text:p>
            </draw:text-box>
          </draw:frame>
        </draw:g>
        <draw:g>
          <draw:frame draw:style-name="gr2" draw:text-style-name="P4" draw:layer="layout" svg:width="0.659cm" svg:height="0.573cm" svg:x="18.346cm" svg:y="13.294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12.748cm" svg:y="13.294cm">
            <draw:text-box>
              <text:p text:style-name="P2"><text:span text:style-name="T2">31</text:span></text:p>
            </draw:text-box>
          </draw:frame>
          <draw:frame draw:style-name="gr2" draw:text-style-name="P4" draw:layer="layout" svg:width="0.815cm" svg:height="0.573cm" svg:x="13.657cm" svg:y="13.294cm">
            <draw:text-box>
              <text:p text:style-name="P2"><text:span text:style-name="T2">29</text:span></text:p>
            </draw:text-box>
          </draw:frame>
          <draw:frame draw:style-name="gr2" draw:text-style-name="P4" draw:layer="layout" svg:width="0.815cm" svg:height="0.573cm" svg:x="14.509cm" svg:y="13.294cm">
            <draw:text-box>
              <text:p text:style-name="P2"><text:span text:style-name="T2">27</text:span></text:p>
            </draw:text-box>
          </draw:frame>
          <draw:frame draw:style-name="gr2" draw:text-style-name="P4" draw:layer="layout" svg:width="0.815cm" svg:height="0.573cm" svg:x="16.307cm" svg:y="13.294cm">
            <draw:text-box>
              <text:p text:style-name="P2"><text:span text:style-name="T2">15</text:span></text:p>
            </draw:text-box>
          </draw:frame>
          <draw:frame draw:style-name="gr2" draw:text-style-name="P4" draw:layer="layout" svg:width="0.815cm" svg:height="0.573cm" svg:x="15.893cm" svg:y="13.294cm">
            <draw:text-box>
              <text:p text:style-name="P2"><text:span text:style-name="T2">16</text:span></text:p>
            </draw:text-box>
          </draw:frame>
          <draw:frame draw:style-name="gr2" draw:text-style-name="P4" draw:layer="layout" svg:width="0.815cm" svg:height="0.573cm" svg:x="13.283cm" svg:y="13.294cm">
            <draw:text-box>
              <text:p text:style-name="P2"><text:span text:style-name="T2">30</text:span></text:p>
            </draw:text-box>
          </draw:frame>
          <draw:frame draw:style-name="gr2" draw:text-style-name="P4" draw:layer="layout" svg:width="0.815cm" svg:height="0.573cm" svg:x="14.91cm" svg:y="13.294cm">
            <draw:text-box>
              <text:p text:style-name="P2"><text:span text:style-name="T2">26</text:span></text:p>
            </draw:text-box>
          </draw:frame>
          <draw:frame draw:style-name="gr2" draw:text-style-name="P4" draw:layer="layout" svg:width="0.815cm" svg:height="0.573cm" svg:x="15.494cm" svg:y="13.294cm">
            <draw:text-box>
              <text:p text:style-name="P2"><text:span text:style-name="T2">17</text:span></text:p>
            </draw:text-box>
          </draw:frame>
          <draw:frame draw:style-name="gr2" draw:text-style-name="P4" draw:layer="layout" svg:width="0.815cm" svg:height="0.573cm" svg:x="16.608cm" svg:y="13.294cm">
            <draw:text-box>
              <text:p text:style-name="P2"><text:span text:style-name="T2">14</text:span></text:p>
            </draw:text-box>
          </draw:frame>
          <draw:frame draw:style-name="gr2" draw:text-style-name="P4" draw:layer="layout" svg:width="0.659cm" svg:height="0.573cm" svg:x="17.609cm" svg:y="13.294cm">
            <draw:text-box>
              <text:p text:style-name="P2"><text:span text:style-name="T2">4</text:span></text:p>
            </draw:text-box>
          </draw:frame>
          <draw:frame draw:style-name="gr2" draw:text-style-name="P4" draw:layer="layout" svg:width="0.659cm" svg:height="0.573cm" svg:x="17.81cm" svg:y="13.294cm">
            <draw:text-box>
              <text:p text:style-name="P2"><text:span text:style-name="T2">3</text:span></text:p>
            </draw:text-box>
          </draw:frame>
        </draw:g>
        <draw:g>
          <draw:frame draw:style-name="gr2" draw:text-style-name="P4" draw:layer="layout" svg:width="0.659cm" svg:height="0.573cm" svg:x="18.347cm" svg:y="14.795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12.749cm" svg:y="14.795cm">
            <draw:text-box>
              <text:p text:style-name="P2"><text:span text:style-name="T2">31</text:span></text:p>
            </draw:text-box>
          </draw:frame>
          <draw:frame draw:style-name="gr2" draw:text-style-name="P4" draw:layer="layout" svg:width="0.815cm" svg:height="0.573cm" svg:x="13.658cm" svg:y="14.795cm">
            <draw:text-box>
              <text:p text:style-name="P2"><text:span text:style-name="T2">29</text:span></text:p>
            </draw:text-box>
          </draw:frame>
          <draw:frame draw:style-name="gr2" draw:text-style-name="P4" draw:layer="layout" svg:width="0.815cm" svg:height="0.573cm" svg:x="14.51cm" svg:y="14.795cm">
            <draw:text-box>
              <text:p text:style-name="P2"><text:span text:style-name="T2">27</text:span></text:p>
            </draw:text-box>
          </draw:frame>
          <draw:frame draw:style-name="gr2" draw:text-style-name="P4" draw:layer="layout" svg:width="0.815cm" svg:height="0.573cm" svg:x="16.308cm" svg:y="14.795cm">
            <draw:text-box>
              <text:p text:style-name="P2"><text:span text:style-name="T2">15</text:span></text:p>
            </draw:text-box>
          </draw:frame>
          <draw:frame draw:style-name="gr2" draw:text-style-name="P4" draw:layer="layout" svg:width="0.815cm" svg:height="0.573cm" svg:x="15.894cm" svg:y="14.795cm">
            <draw:text-box>
              <text:p text:style-name="P2"><text:span text:style-name="T2">16</text:span></text:p>
            </draw:text-box>
          </draw:frame>
          <draw:frame draw:style-name="gr2" draw:text-style-name="P4" draw:layer="layout" svg:width="0.815cm" svg:height="0.573cm" svg:x="13.284cm" svg:y="14.795cm">
            <draw:text-box>
              <text:p text:style-name="P2"><text:span text:style-name="T2">30</text:span></text:p>
            </draw:text-box>
          </draw:frame>
          <draw:frame draw:style-name="gr2" draw:text-style-name="P4" draw:layer="layout" svg:width="0.815cm" svg:height="0.573cm" svg:x="14.911cm" svg:y="14.795cm">
            <draw:text-box>
              <text:p text:style-name="P2"><text:span text:style-name="T2">26</text:span></text:p>
            </draw:text-box>
          </draw:frame>
          <draw:frame draw:style-name="gr2" draw:text-style-name="P4" draw:layer="layout" svg:width="0.815cm" svg:height="0.573cm" svg:x="15.495cm" svg:y="14.795cm">
            <draw:text-box>
              <text:p text:style-name="P2"><text:span text:style-name="T2">17</text:span></text:p>
            </draw:text-box>
          </draw:frame>
          <draw:frame draw:style-name="gr2" draw:text-style-name="P4" draw:layer="layout" svg:width="0.815cm" svg:height="0.573cm" svg:x="16.609cm" svg:y="14.795cm">
            <draw:text-box>
              <text:p text:style-name="P2"><text:span text:style-name="T2">14</text:span></text:p>
            </draw:text-box>
          </draw:frame>
          <draw:frame draw:style-name="gr2" draw:text-style-name="P4" draw:layer="layout" svg:width="0.659cm" svg:height="0.573cm" svg:x="17.61cm" svg:y="14.795cm">
            <draw:text-box>
              <text:p text:style-name="P2"><text:span text:style-name="T2">4</text:span></text:p>
            </draw:text-box>
          </draw:frame>
          <draw:frame draw:style-name="gr2" draw:text-style-name="P4" draw:layer="layout" svg:width="0.659cm" svg:height="0.573cm" svg:x="17.811cm" svg:y="14.795cm">
            <draw:text-box>
              <text:p text:style-name="P2"><text:span text:style-name="T2">3</text:span></text:p>
            </draw:text-box>
          </draw:frame>
        </draw:g>
        <draw:frame draw:style-name="gr13" draw:text-style-name="P7" draw:layer="layout" svg:width="3.01cm" svg:height="0.573cm" svg:x="13.834cm" svg:y="3.589cm">
          <draw:text-box>
            <text:p text:style-name="P2"><text:span text:style-name="T2">0</text:span></text:p>
          </draw:text-box>
        </draw:frame>
        <draw:line draw:style-name="gr4" draw:text-style-name="P1" draw:layer="layout" svg:x1="8.948cm" svg:y1="3.665cm" svg:x2="8.948cm" svg:y2="4.441cm">
          <text:p text:style-name="P2"/>
        </draw:line>
        <draw:g>
          <draw:frame draw:style-name="gr2" draw:text-style-name="P4" draw:layer="layout" svg:width="0.815cm" svg:height="0.573cm" svg:x="8.352cm" svg:y="2.689cm">
            <draw:text-box>
              <text:p text:style-name="P2"><text:span text:style-name="T2">31</text:span></text:p>
            </draw:text-box>
          </draw:frame>
          <draw:frame draw:style-name="gr2" draw:text-style-name="P4" draw:layer="layout" svg:width="0.815cm" svg:height="0.573cm" svg:x="8.763cm" svg:y="2.689cm">
            <draw:text-box>
              <text:p text:style-name="P2"><text:span text:style-name="T2">30</text:span></text:p>
            </draw:text-box>
          </draw:frame>
          <draw:frame draw:style-name="gr2" draw:text-style-name="P4" draw:layer="layout" svg:width="0.815cm" svg:height="0.573cm" svg:x="11.776cm" svg:y="2.689cm">
            <draw:text-box>
              <text:p text:style-name="P2"><text:span text:style-name="T2">15</text:span></text:p>
            </draw:text-box>
          </draw:frame>
          <draw:frame draw:style-name="gr2" draw:text-style-name="P4" draw:layer="layout" svg:width="0.815cm" svg:height="0.573cm" svg:x="11.381cm" svg:y="2.689cm">
            <draw:text-box>
              <text:p text:style-name="P2"><text:span text:style-name="T2">16</text:span></text:p>
            </draw:text-box>
          </draw:frame>
          <draw:frame draw:style-name="gr2" draw:text-style-name="P4" draw:layer="layout" svg:width="0.815cm" svg:height="0.573cm" svg:x="9.14cm" svg:y="2.689cm">
            <draw:text-box>
              <text:p text:style-name="P2"><text:span text:style-name="T2">29</text:span></text:p>
            </draw:text-box>
          </draw:frame>
          <draw:frame draw:style-name="gr2" draw:text-style-name="P4" draw:layer="layout" svg:width="0.815cm" svg:height="0.573cm" svg:x="12.077cm" svg:y="2.689cm">
            <draw:text-box>
              <text:p text:style-name="P2"><text:span text:style-name="T2">1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Lucida Sans Unicode'" style:font-family-generic-asian="swiss" style:font-pitch-asian="variable" style:language-asian="en" style:country-asian="US" style:font-family-complex="Tahoma" style:font-family-generic-complex="swiss" style:font-pitch-complex="variable" style:font-size-complex="12pt"/>
    </style:style>
    <style:style style:name="Table_20_Contents" style:display-name="Table Contents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Lucida Sans Unicode'" style:font-family-generic-asian="swiss" style:font-pitch-asian="variable" style:language-asian="en" style:country-asian="US" style:font-family-complex="Tahoma" style:font-family-generic-complex="swiss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Lucida Sans Unicode'" style:font-family-generic-asian="swiss" style:font-pitch-asian="variable" style:language-asian="en" style:country-asian="US" style:font-family-complex="Tahoma" style:font-family-generic-complex="swiss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Lucida Sans Unicode'" style:font-family-generic-asian="swiss" style:font-pitch-asian="variable" style:language-asian="en" style:country-asian="US" style:font-family-complex="Tahoma" style:font-family-generic-complex="swiss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'Lucida Sans Unicode'" style:font-family-generic-asian="swiss" style:font-pitch-asian="variable" style:language-asian="en" style:country-asian="US" style:font-family-complex="Tahoma" style:font-family-generic-complex="swiss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Lucida Sans Unicode'" style:font-family-generic-asian="swiss" style:font-pitch-asian="variable" style:language-asian="en" style:country-asian="US" style:font-family-complex="Tahoma" style:font-family-generic-complex="swis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a</meta:initial-creator>
    <meta:creation-date>2007-08-17T13:16:00</meta:creation-date>
    <dc:creator>Agent 007</dc:creator>
    <dc:date>2008-01-27T06:50:54</dc:date>
    <dc:language>en-US</dc:language>
    <meta:editing-cycles>20</meta:editing-cycles>
    <meta:editing-duration>PT10H40M18S</meta:editing-duration>
    <meta:user-defined meta:name="Info 1"/>
    <meta:user-defined meta:name="Info 2"/>
    <meta:user-defined meta:name="Info 3"/>
    <meta:user-defined meta:name="Info 4"/>
    <meta:document-statistic meta:object-count="366"/>
  </office:meta>
</office:document-meta>
</file>